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1">
            <text:p>5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1">
            <text:p>9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5">
            <text:p>20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050">
            <text:p>505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688">
            <text:p>868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959">
            <text:p>1195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5">
            <text:p>2020-11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17)">
            <text:p>(0.93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9.5">
            <text:p>109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3">
            <text:p>0.073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594484">
            <text:p>1.26594484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9.83767094351195">
            <text:p>9.837670943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42.5">
            <text:p>142.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5088495575221">
            <text:p>0.1050884956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8945517464171">
            <text:p>1.3894551746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6.93664527659568">
            <text:p>6.936645276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95.25">
            <text:p>295.25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7946530147895">
            <text:p>0.1679465301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4309668801552">
            <text:p>1.643096688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46479941348758">
            <text:p>4.464799413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20">
            <text:p>192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802083333333333">
            <text:p>0.080208333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9333858506944">
            <text:p>1.2933385851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8.9839524253803">
            <text:p>8.983952425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50">
            <text:p>1850</text:p>
          </table:table-cell>
          <table:table-cell office:value-type="float" office:value="60.75">
            <text:p>60.75</text:p>
          </table:table-cell>
          <table:table-cell office:value-type="float" office:value="64.25">
            <text:p>64.25</text:p>
          </table:table-cell>
          <table:table-cell office:value-type="float" office:value="55.25">
            <text:p>55.25</text:p>
          </table:table-cell>
          <table:table-cell office:value-type="float" office:value="0.185213414634146">
            <text:p>0.1852134146</text:p>
          </table:table-cell>
          <table:table-cell office:value-type="float" office:value="0.0712305986696231">
            <text:p>0.0712305987</text:p>
          </table:table-cell>
          <table:table-cell office:value-type="float" office:value="0.0298648648648649">
            <text:p>0.0298648649</text:p>
          </table:table-cell>
          <table:table-cell office:value-type="float" office:value="1.71548280878197">
            <text:p>1.7154828088</text:p>
          </table:table-cell>
          <table:table-cell office:value-type="float" office:value="1.25925173978987">
            <text:p>1.2592517398</text:p>
          </table:table-cell>
          <table:table-cell office:value-type="float" office:value="1.10627517092768">
            <text:p>1.1062751709</text:p>
          </table:table-cell>
          <table:table-cell office:value-type="float" office:value="4.07918746488864">
            <text:p>4.0791874649</text:p>
          </table:table-cell>
          <table:table-cell office:value-type="float" office:value="10.0736306285791">
            <text:p>10.0736306286</text:p>
          </table:table-cell>
          <table:table-cell office:value-type="float" office:value="23.5543269150232">
            <text:p>23.55432691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78">
            <text:p>978</text:p>
          </table:table-cell>
          <table:table-cell office:value-type="float" office:value="2198">
            <text:p>2198</text:p>
          </table:table-cell>
          <table:table-cell office:value-type="float" office:value="72.875">
            <text:p>72.875</text:p>
          </table:table-cell>
          <table:table-cell office:value-type="float" office:value="169.75">
            <text:p>169.75</text:p>
          </table:table-cell>
          <table:table-cell office:value-type="float" office:value="77.75">
            <text:p>77.75</text:p>
          </table:table-cell>
          <table:table-cell office:value-type="float" office:value="0.202430555555556">
            <text:p>0.2024305556</text:p>
          </table:table-cell>
          <table:table-cell office:value-type="float" office:value="0.173568507157464">
            <text:p>0.1735685072</text:p>
          </table:table-cell>
          <table:table-cell office:value-type="float" office:value="0.0353730664240218">
            <text:p>0.0353730664</text:p>
          </table:table-cell>
          <table:table-cell office:value-type="float" office:value="1.78882407889661">
            <text:p>1.7888240789</text:p>
          </table:table-cell>
          <table:table-cell office:value-type="float" office:value="1.66653678733779">
            <text:p>1.6665367873</text:p>
          </table:table-cell>
          <table:table-cell office:value-type="float" office:value="1.12625818998742">
            <text:p>1.12625819</text:p>
          </table:table-cell>
          <table:table-cell office:value-type="float" office:value="3.76005472661141">
            <text:p>3.7600547266</text:p>
          </table:table-cell>
          <table:table-cell office:value-type="float" office:value="4.33084049738295">
            <text:p>4.3308404974</text:p>
          </table:table-cell>
          <table:table-cell office:value-type="float" office:value="19.9399033671969">
            <text:p>19.939903367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2959">
            <text:p>2959</text:p>
          </table:table-cell>
          <table:table-cell office:value-type="float" office:value="91.625">
            <text:p>91.625</text:p>
          </table:table-cell>
          <table:table-cell office:value-type="float" office:value="-7.375">
            <text:p>-7.375</text:p>
          </table:table-cell>
          <table:table-cell office:value-type="float" office:value="40">
            <text:p>40</text:p>
          </table:table-cell>
          <table:table-cell office:value-type="float" office:value="0.24630376344086">
            <text:p>0.2463037634</text:p>
          </table:table-cell>
          <table:table-cell office:value-type="float" office:value="-0.00624470787468247">
            <text:p>-0.0062447079</text:p>
          </table:table-cell>
          <table:table-cell office:value-type="float" office:value="0.0135180804325786">
            <text:p>0.0135180804</text:p>
          </table:table-cell>
          <table:table-cell office:value-type="float" office:value="1.98096763805787">
            <text:p>1.9809676381</text:p>
          </table:table-cell>
          <table:table-cell office:value-type="float" office:value="0.978219955336434">
            <text:p>0.9782199553</text:p>
          </table:table-cell>
          <table:table-cell office:value-type="float" office:value="1.04767144897125">
            <text:p>1.047671449</text:p>
          </table:table-cell>
          <table:table-cell office:value-type="float" office:value="3.14806209895191">
            <text:p>3.148062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76">
            <text:p>257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91.125">
            <text:p>191.1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41944875776397">
            <text:p>0.0741944876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7047015761608">
            <text:p>1.2704701576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6847400958825">
            <text:p>9.684740095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11">
            <text:p>1211</text:p>
          </table:table-cell>
          <table:table-cell office:value-type="float" office:value="2622">
            <text:p>2622</text:p>
          </table:table-cell>
          <table:table-cell office:value-type="float" office:value="72.375">
            <text:p>72.375</text:p>
          </table:table-cell>
          <table:table-cell office:value-type="float" office:value="133">
            <text:p>133</text:p>
          </table:table-cell>
          <table:table-cell office:value-type="float" office:value="120.75">
            <text:p>120.75</text:p>
          </table:table-cell>
          <table:table-cell office:value-type="float" office:value="0.106121700879765">
            <text:p>0.1061217009</text:p>
          </table:table-cell>
          <table:table-cell office:value-type="float" office:value="0.109826589595376">
            <text:p>0.1098265896</text:p>
          </table:table-cell>
          <table:table-cell office:value-type="float" office:value="0.0460526315789474">
            <text:p>0.0460526316</text:p>
          </table:table-cell>
          <table:table-cell office:value-type="float" office:value="1.3934991112585">
            <text:p>1.3934991113</text:p>
          </table:table-cell>
          <table:table-cell office:value-type="float" office:value="1.40803434795683">
            <text:p>1.408034348</text:p>
          </table:table-cell>
          <table:table-cell office:value-type="float" office:value="1.16534106648199">
            <text:p>1.1653410665</text:p>
          </table:table-cell>
          <table:table-cell office:value-type="float" office:value="6.87237392503818">
            <text:p>6.872373925</text:p>
          </table:table-cell>
          <table:table-cell office:value-type="float" office:value="6.65184311922256">
            <text:p>6.6518431192</text:p>
          </table:table-cell>
          <table:table-cell office:value-type="float" office:value="15.3951689290541">
            <text:p>15.395168929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28">
            <text:p>1328</text:p>
          </table:table-cell>
          <table:table-cell office:value-type="float" office:value="3009">
            <text:p>3009</text:p>
          </table:table-cell>
          <table:table-cell office:value-type="float" office:value="18.625">
            <text:p>18.625</text:p>
          </table:table-cell>
          <table:table-cell office:value-type="float" office:value="154">
            <text:p>154</text:p>
          </table:table-cell>
          <table:table-cell office:value-type="float" office:value="127.25">
            <text:p>127.25</text:p>
          </table:table-cell>
          <table:table-cell office:value-type="float" office:value="0.0264559659090909">
            <text:p>0.0264559659</text:p>
          </table:table-cell>
          <table:table-cell office:value-type="float" office:value="0.115963855421687">
            <text:p>0.1159638554</text:p>
          </table:table-cell>
          <table:table-cell office:value-type="float" office:value="0.0422897972748421">
            <text:p>0.0422897973</text:p>
          </table:table-cell>
          <table:table-cell office:value-type="float" office:value="1.0939677202209">
            <text:p>1.0939677202</text:p>
          </table:table-cell>
          <table:table-cell office:value-type="float" office:value="1.43223082087386">
            <text:p>1.4322308209</text:p>
          </table:table-cell>
          <table:table-cell office:value-type="float" office:value="1.1515196072909">
            <text:p>1.1515196073</text:p>
          </table:table-cell>
          <table:table-cell office:value-type="float" office:value="26.5450983419988">
            <text:p>26.545098342</text:p>
          </table:table-cell>
          <table:table-cell office:value-type="float" office:value="6.31750646718142">
            <text:p>6.3175064672</text:p>
          </table:table-cell>
          <table:table-cell office:value-type="float" office:value="16.7345926674782">
            <text:p>16.734592667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63">
            <text:p>1563</text:p>
          </table:table-cell>
          <table:table-cell office:value-type="float" office:value="3522">
            <text:p>3522</text:p>
          </table:table-cell>
          <table:table-cell office:value-type="float" office:value="36.5">
            <text:p>36.5</text:p>
          </table:table-cell>
          <table:table-cell office:value-type="float" office:value="140.25">
            <text:p>140.25</text:p>
          </table:table-cell>
          <table:table-cell office:value-type="float" office:value="70.625">
            <text:p>70.625</text:p>
          </table:table-cell>
          <table:table-cell office:value-type="float" office:value="0.0467948717948718">
            <text:p>0.0467948718</text:p>
          </table:table-cell>
          <table:table-cell office:value-type="float" office:value="0.0897312859884837">
            <text:p>0.089731286</text:p>
          </table:table-cell>
          <table:table-cell office:value-type="float" office:value="0.0200525269733106">
            <text:p>0.020052527</text:p>
          </table:table-cell>
          <table:table-cell office:value-type="float" office:value="1.1680739809336">
            <text:p>1.1680739809</text:p>
          </table:table-cell>
          <table:table-cell office:value-type="float" office:value="1.32984084018258">
            <text:p>1.3298408402</text:p>
          </table:table-cell>
          <table:table-cell office:value-type="float" office:value="1.0709719679291">
            <text:p>1.0709719679</text:p>
          </table:table-cell>
          <table:table-cell office:value-type="float" office:value="15.1563923380091">
            <text:p>15.156392338</text:p>
          </table:table-cell>
          <table:table-cell office:value-type="float" office:value="8.06630968415458">
            <text:p>8.0663096842</text:p>
          </table:table-cell>
          <table:table-cell office:value-type="float" office:value="34.9120019281803">
            <text:p>34.912001928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70">
            <text:p>1770</text:p>
          </table:table-cell>
          <table:table-cell office:value-type="float" office:value="3748">
            <text:p>3748</text:p>
          </table:table-cell>
          <table:table-cell office:value-type="float" office:value="72.75">
            <text:p>72.75</text:p>
          </table:table-cell>
          <table:table-cell office:value-type="float" office:value="130.25">
            <text:p>130.25</text:p>
          </table:table-cell>
          <table:table-cell office:value-type="float" office:value="199.375">
            <text:p>199.375</text:p>
          </table:table-cell>
          <table:table-cell office:value-type="float" office:value="0.0878623188405797">
            <text:p>0.0878623188</text:p>
          </table:table-cell>
          <table:table-cell office:value-type="float" office:value="0.0735875706214689">
            <text:p>0.0735875706</text:p>
          </table:table-cell>
          <table:table-cell office:value-type="float" office:value="0.0531950373532551">
            <text:p>0.0531950374</text:p>
          </table:table-cell>
          <table:table-cell office:value-type="float" office:value="1.32264889860323">
            <text:p>1.3226488986</text:p>
          </table:table-cell>
          <table:table-cell office:value-type="float" office:value="1.26817015305308">
            <text:p>1.2681701531</text:p>
          </table:table-cell>
          <table:table-cell office:value-type="float" office:value="1.19172886625446">
            <text:p>1.1917288663</text:p>
          </table:table-cell>
          <table:table-cell office:value-type="float" office:value="8.23072507277806">
            <text:p>8.2307250728</text:p>
          </table:table-cell>
          <table:table-cell office:value-type="float" office:value="9.76182379393775">
            <text:p>9.7618237939</text:p>
          </table:table-cell>
          <table:table-cell office:value-type="float" office:value="13.373877840862">
            <text:p>13.373877840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70">
            <text:p>770</text:p>
          </table:table-cell>
          <table:table-cell office:value-type="float" office:value="1636">
            <text:p>1636</text:p>
          </table:table-cell>
          <table:table-cell office:value-type="float" office:value="3882">
            <text:p>3882</text:p>
          </table:table-cell>
          <table:table-cell office:value-type="float" office:value="24.25">
            <text:p>24.25</text:p>
          </table:table-cell>
          <table:table-cell office:value-type="float" office:value="110.75">
            <text:p>110.75</text:p>
          </table:table-cell>
          <table:table-cell office:value-type="float" office:value="72.75">
            <text:p>72.75</text:p>
          </table:table-cell>
          <table:table-cell office:value-type="float" office:value="0.0314935064935065">
            <text:p>0.0314935065</text:p>
          </table:table-cell>
          <table:table-cell office:value-type="float" office:value="0.0676955990220049">
            <text:p>0.067695599</text:p>
          </table:table-cell>
          <table:table-cell office:value-type="float" office:value="0.0187403400309119">
            <text:p>0.01874034</text:p>
          </table:table-cell>
          <table:table-cell office:value-type="float" office:value="1.11217128099174">
            <text:p>1.112171281</text:p>
          </table:table-cell>
          <table:table-cell office:value-type="float" office:value="1.24591667706584">
            <text:p>1.2459166771</text:p>
          </table:table-cell>
          <table:table-cell office:value-type="float" office:value="1.06627954278336">
            <text:p>1.0662795428</text:p>
          </table:table-cell>
          <table:table-cell office:value-type="float" office:value="22.3539919852111">
            <text:p>22.3539919852</text:p>
          </table:table-cell>
          <table:table-cell office:value-type="float" office:value="10.5819666875342">
            <text:p>10.581966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61">
            <text:p>861</text:p>
          </table:table-cell>
          <table:table-cell office:value-type="float" office:value="1822">
            <text:p>1822</text:p>
          </table:table-cell>
          <table:table-cell office:value-type="float" office:value="4559">
            <text:p>4559</text:p>
          </table:table-cell>
          <table:table-cell office:value-type="float" office:value="34.375">
            <text:p>34.375</text:p>
          </table:table-cell>
          <table:table-cell office:value-type="float" office:value="127.75">
            <text:p>127.75</text:p>
          </table:table-cell>
          <table:table-cell office:value-type="float" office:value="33.75">
            <text:p>33.75</text:p>
          </table:table-cell>
          <table:table-cell office:value-type="float" office:value="0.039924506387921">
            <text:p>0.0399245064</text:p>
          </table:table-cell>
          <table:table-cell office:value-type="float" office:value="0.0701152579582876">
            <text:p>0.070115258</text:p>
          </table:table-cell>
          <table:table-cell office:value-type="float" office:value="0.00740293924106164">
            <text:p>0.0074029392</text:p>
          </table:table-cell>
          <table:table-cell office:value-type="float" office:value="1.14285994612995">
            <text:p>1.1428599461</text:p>
          </table:table-cell>
          <table:table-cell office:value-type="float" office:value="1.25503905567518">
            <text:p>1.2550390557</text:p>
          </table:table-cell>
          <table:table-cell office:value-type="float" office:value="1.02601770222215">
            <text:p>1.0260177022</text:p>
          </table:table-cell>
          <table:table-cell office:value-type="float" office:value="17.70575883555">
            <text:p>17.7057588356</text:p>
          </table:table-cell>
          <table:table-cell office:value-type="float" office:value="10.2284847019028">
            <text:p>10.2284847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52">
            <text:p>1052</text:p>
          </table:table-cell>
          <table:table-cell office:value-type="float" office:value="1962">
            <text:p>1962</text:p>
          </table:table-cell>
          <table:table-cell office:value-type="float" office:value="3923">
            <text:p>3923</text:p>
          </table:table-cell>
          <table:table-cell office:value-type="float" office:value="20.5">
            <text:p>20.5</text:p>
          </table:table-cell>
          <table:table-cell office:value-type="float" office:value="106.375">
            <text:p>106.375</text:p>
          </table:table-cell>
          <table:table-cell office:value-type="float" office:value="260.875">
            <text:p>260.875</text:p>
          </table:table-cell>
          <table:table-cell office:value-type="float" office:value="0.0194866920152091">
            <text:p>0.019486692</text:p>
          </table:table-cell>
          <table:table-cell office:value-type="float" office:value="0.0542176350662589">
            <text:p>0.0542176351</text:p>
          </table:table-cell>
          <table:table-cell office:value-type="float" office:value="0.0664988529186847">
            <text:p>0.0664988529</text:p>
          </table:table-cell>
          <table:table-cell office:value-type="float" office:value="1.068947695138">
            <text:p>1.0689476951</text:p>
          </table:table-cell>
          <table:table-cell office:value-type="float" office:value="1.19552324455818">
            <text:p>1.1955232446</text:p>
          </table:table-cell>
          <table:table-cell office:value-type="float" office:value="1.24141329619682">
            <text:p>1.2414132962</text:p>
          </table:table-cell>
          <table:table-cell office:value-type="float" office:value="0">
            <text:p>0</text:p>
          </table:table-cell>
          <table:table-cell office:value-type="float" office:value="13.128057608779">
            <text:p>13.1280576088</text:p>
          </table:table-cell>
          <table:table-cell office:value-type="float" office:value="10.7663007148525">
            <text:p>10.766300714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42">
            <text:p>1042</text:p>
          </table:table-cell>
          <table:table-cell office:value-type="float" office:value="2217">
            <text:p>2217</text:p>
          </table:table-cell>
          <table:table-cell office:value-type="float" office:value="4930">
            <text:p>4930</text:p>
          </table:table-cell>
          <table:table-cell office:value-type="float" office:value="49.125">
            <text:p>49.125</text:p>
          </table:table-cell>
          <table:table-cell office:value-type="float" office:value="99.125">
            <text:p>99.125</text:p>
          </table:table-cell>
          <table:table-cell office:value-type="float" office:value="222.5">
            <text:p>222.5</text:p>
          </table:table-cell>
          <table:table-cell office:value-type="float" office:value="0.0471449136276392">
            <text:p>0.0471449136</text:p>
          </table:table-cell>
          <table:table-cell office:value-type="float" office:value="0.0447113216057736">
            <text:p>0.0447113216</text:p>
          </table:table-cell>
          <table:table-cell office:value-type="float" office:value="0.045131845841785">
            <text:p>0.0451318458</text:p>
          </table:table-cell>
          <table:table-cell office:value-type="float" office:value="1.16936357774341">
            <text:p>1.1693635777</text:p>
          </table:table-cell>
          <table:table-cell office:value-type="float" office:value="1.16040786608849">
            <text:p>1.1604078661</text:p>
          </table:table-cell>
          <table:table-cell office:value-type="float" office:value="1.16195375212406">
            <text:p>1.1619537521</text:p>
          </table:table-cell>
          <table:table-cell office:value-type="float" office:value="15.0463933853446">
            <text:p>15.0463933853</text:p>
          </table:table-cell>
          <table:table-cell office:value-type="float" office:value="15.8467689235531">
            <text:p>15.8467689236</text:p>
          </table:table-cell>
          <table:table-cell office:value-type="float" office:value="15.7022962310503">
            <text:p>15.702296231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09">
            <text:p>1109</text:p>
          </table:table-cell>
          <table:table-cell office:value-type="float" office:value="2078">
            <text:p>2078</text:p>
          </table:table-cell>
          <table:table-cell office:value-type="float" office:value="3474">
            <text:p>3474</text:p>
          </table:table-cell>
          <table:table-cell office:value-type="float" office:value="66.5">
            <text:p>66.5</text:p>
          </table:table-cell>
          <table:table-cell office:value-type="float" office:value="146.75">
            <text:p>146.75</text:p>
          </table:table-cell>
          <table:table-cell office:value-type="float" office:value="244.25">
            <text:p>244.25</text:p>
          </table:table-cell>
          <table:table-cell office:value-type="float" office:value="0.0599639314697926">
            <text:p>0.0599639315</text:p>
          </table:table-cell>
          <table:table-cell office:value-type="float" office:value="0.0706207892204042">
            <text:p>0.0706207892</text:p>
          </table:table-cell>
          <table:table-cell office:value-type="float" office:value="0.070308002302821">
            <text:p>0.0703080023</text:p>
          </table:table-cell>
          <table:table-cell office:value-type="float" office:value="1.21692127937581">
            <text:p>1.2169212794</text:p>
          </table:table-cell>
          <table:table-cell office:value-type="float" office:value="1.25694786217684">
            <text:p>1.2569478622</text:p>
          </table:table-cell>
          <table:table-cell office:value-type="float" office:value="1.25576670982799">
            <text:p>1.2557667098</text:p>
          </table:table-cell>
          <table:table-cell office:value-type="float" office:value="11.902611855029">
            <text:p>11.902611855</text:p>
          </table:table-cell>
          <table:table-cell office:value-type="float" office:value="10.1576908198778">
            <text:p>10.1576908199</text:p>
          </table:table-cell>
          <table:table-cell office:value-type="float" office:value="10.2013730208976">
            <text:p>10.20137302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66">
            <text:p>1166</text:p>
          </table:table-cell>
          <table:table-cell office:value-type="float" office:value="2253">
            <text:p>2253</text:p>
          </table:table-cell>
          <table:table-cell office:value-type="float" office:value="3961">
            <text:p>3961</text:p>
          </table:table-cell>
          <table:table-cell office:value-type="float" office:value="57.25">
            <text:p>57.25</text:p>
          </table:table-cell>
          <table:table-cell office:value-type="float" office:value="162.375">
            <text:p>162.375</text:p>
          </table:table-cell>
          <table:table-cell office:value-type="float" office:value="253.375">
            <text:p>253.375</text:p>
          </table:table-cell>
          <table:table-cell office:value-type="float" office:value="0.0490994854202401">
            <text:p>0.0490994854</text:p>
          </table:table-cell>
          <table:table-cell office:value-type="float" office:value="0.0720705725699068">
            <text:p>0.0720705726</text:p>
          </table:table-cell>
          <table:table-cell office:value-type="float" office:value="0.0639674324665488">
            <text:p>0.0639674325</text:p>
          </table:table-cell>
          <table:table-cell office:value-type="float" office:value="1.17657328752916">
            <text:p>1.1765732875</text:p>
          </table:table-cell>
          <table:table-cell office:value-type="float" office:value="1.26242757215856">
            <text:p>1.2624275722</text:p>
          </table:table-cell>
          <table:table-cell office:value-type="float" office:value="1.23190600516899">
            <text:p>1.2319060052</text:p>
          </table:table-cell>
          <table:table-cell office:value-type="float" office:value="14.4610034981627">
            <text:p>14.4610034982</text:p>
          </table:table-cell>
          <table:table-cell office:value-type="float" office:value="9.96017135982844">
            <text:p>9.9601713598</text:p>
          </table:table-cell>
          <table:table-cell office:value-type="float" office:value="11.1789310386984">
            <text:p>11.17893103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83">
            <text:p>1383</text:p>
          </table:table-cell>
          <table:table-cell office:value-type="float" office:value="2605">
            <text:p>2605</text:p>
          </table:table-cell>
          <table:table-cell office:value-type="float" office:value="5505">
            <text:p>5505</text:p>
          </table:table-cell>
          <table:table-cell office:value-type="float" office:value="103.25">
            <text:p>103.25</text:p>
          </table:table-cell>
          <table:table-cell office:value-type="float" office:value="155.5">
            <text:p>155.5</text:p>
          </table:table-cell>
          <table:table-cell office:value-type="float" office:value="265.5">
            <text:p>265.5</text:p>
          </table:table-cell>
          <table:table-cell office:value-type="float" office:value="0.0746565437454808">
            <text:p>0.0746565437</text:p>
          </table:table-cell>
          <table:table-cell office:value-type="float" office:value="0.0596928982725528">
            <text:p>0.0596928983</text:p>
          </table:table-cell>
          <table:table-cell office:value-type="float" office:value="0.0482288828337875">
            <text:p>0.0482288828</text:p>
          </table:table-cell>
          <table:table-cell office:value-type="float" office:value="1.27222215817626">
            <text:p>1.2722221582</text:p>
          </table:table-cell>
          <table:table-cell office:value-type="float" office:value="1.21590909847812">
            <text:p>1.2159090985</text:p>
          </table:table-cell>
          <table:table-cell office:value-type="float" office:value="1.17336009919147">
            <text:p>1.1733600992</text:p>
          </table:table-cell>
          <table:table-cell office:value-type="float" office:value="9.626894912081">
            <text:p>9.6268949121</text:p>
          </table:table-cell>
          <table:table-cell office:value-type="float" office:value="11.9551116221915">
            <text:p>11.9551116222</text:p>
          </table:table-cell>
          <table:table-cell office:value-type="float" office:value="14.715887735644">
            <text:p>14.715887735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521">
            <text:p>1521</text:p>
          </table:table-cell>
          <table:table-cell office:value-type="float" office:value="2750">
            <text:p>2750</text:p>
          </table:table-cell>
          <table:table-cell office:value-type="float" office:value="4815">
            <text:p>4815</text:p>
          </table:table-cell>
          <table:table-cell office:value-type="float" office:value="145.625">
            <text:p>145.625</text:p>
          </table:table-cell>
          <table:table-cell office:value-type="float" office:value="106.75">
            <text:p>106.75</text:p>
          </table:table-cell>
          <table:table-cell office:value-type="float" office:value="218.625">
            <text:p>218.625</text:p>
          </table:table-cell>
          <table:table-cell office:value-type="float" office:value="0.0957429322813938">
            <text:p>0.0957429323</text:p>
          </table:table-cell>
          <table:table-cell office:value-type="float" office:value="0.0388181818181818">
            <text:p>0.0388181818</text:p>
          </table:table-cell>
          <table:table-cell office:value-type="float" office:value="0.045404984423676">
            <text:p>0.0454049844</text:p>
          </table:table-cell>
          <table:table-cell office:value-type="float" office:value="1.35306701278528">
            <text:p>1.3530670128</text:p>
          </table:table-cell>
          <table:table-cell office:value-type="float" office:value="1.13881706479339">
            <text:p>1.1388170648</text:p>
          </table:table-cell>
          <table:table-cell office:value-type="float" office:value="1.16295820619947">
            <text:p>1.1629582062</text:p>
          </table:table-cell>
          <table:table-cell office:value-type="float" office:value="7.58096240742987">
            <text:p>7.5809624074</text:p>
          </table:table-cell>
          <table:table-cell office:value-type="float" office:value="18.2006243955522">
            <text:p>18.2006243956</text:p>
          </table:table-cell>
          <table:table-cell office:value-type="float" office:value="15.6098917945338">
            <text:p>15.609891794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730">
            <text:p>1730</text:p>
          </table:table-cell>
          <table:table-cell office:value-type="float" office:value="2895">
            <text:p>2895</text:p>
          </table:table-cell>
          <table:table-cell office:value-type="float" office:value="5681">
            <text:p>5681</text:p>
          </table:table-cell>
          <table:table-cell office:value-type="float" office:value="106.375">
            <text:p>106.375</text:p>
          </table:table-cell>
          <table:table-cell office:value-type="float" office:value="175.5">
            <text:p>175.5</text:p>
          </table:table-cell>
          <table:table-cell office:value-type="float" office:value="307">
            <text:p>307</text:p>
          </table:table-cell>
          <table:table-cell office:value-type="float" office:value="0.0614884393063584">
            <text:p>0.0614884393</text:p>
          </table:table-cell>
          <table:table-cell office:value-type="float" office:value="0.0606217616580311">
            <text:p>0.0606217617</text:p>
          </table:table-cell>
          <table:table-cell office:value-type="float" office:value="0.0540397817285689">
            <text:p>0.0540397817</text:p>
          </table:table-cell>
          <table:table-cell office:value-type="float" office:value="1.22261996078218">
            <text:p>1.2226199608</text:p>
          </table:table-cell>
          <table:table-cell office:value-type="float" office:value="1.21937916185669">
            <text:p>1.2193791619</text:p>
          </table:table-cell>
          <table:table-cell office:value-type="float" office:value="1.19486302014816">
            <text:p>1.1948630201</text:p>
          </table:table-cell>
          <table:table-cell office:value-type="float" office:value="11.6159319091474">
            <text:p>11.6159319091</text:p>
          </table:table-cell>
          <table:table-cell office:value-type="float" office:value="11.7771404826774">
            <text:p>11.7771404827</text:p>
          </table:table-cell>
          <table:table-cell office:value-type="float" office:value="13.1701432444271">
            <text:p>13.170143244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8">
            <text:p>48</text:p>
          </table:table-cell>
          <table:table-cell office:value-type="float" office:value="1777">
            <text:p>1777</text:p>
          </table:table-cell>
          <table:table-cell office:value-type="float" office:value="3059">
            <text:p>3059</text:p>
          </table:table-cell>
          <table:table-cell office:value-type="float" office:value="5710">
            <text:p>5710</text:p>
          </table:table-cell>
          <table:table-cell office:value-type="float" office:value="84.25">
            <text:p>84.25</text:p>
          </table:table-cell>
          <table:table-cell office:value-type="float" office:value="203.125">
            <text:p>203.125</text:p>
          </table:table-cell>
          <table:table-cell office:value-type="float" office:value="402.25">
            <text:p>402.25</text:p>
          </table:table-cell>
          <table:table-cell office:value-type="float" office:value="0.0474113674732696">
            <text:p>0.0474113675</text:p>
          </table:table-cell>
          <table:table-cell office:value-type="float" office:value="0.0664024190912063">
            <text:p>0.0664024191</text:p>
          </table:table-cell>
          <table:table-cell office:value-type="float" office:value="0.070446584938704">
            <text:p>0.0704465849</text:p>
          </table:table-cell>
          <table:table-cell office:value-type="float" office:value="1.17034554817719">
            <text:p>1.1703455482</text:p>
          </table:table-cell>
          <table:table-cell office:value-type="float" office:value="1.2410506580911">
            <text:p>1.2410506581</text:p>
          </table:table-cell>
          <table:table-cell office:value-type="float" office:value="1.25628998109134">
            <text:p>1.2562899811</text:p>
          </table:table-cell>
          <table:table-cell office:value-type="float" office:value="14.9637501415267">
            <text:p>14.9637501415</text:p>
          </table:table-cell>
          <table:table-cell office:value-type="float" office:value="10.7814435294309">
            <text:p>10.7814435294</text:p>
          </table:table-cell>
          <table:table-cell office:value-type="float" office:value="10.1819714465486">
            <text:p>10.181971446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float" office:value="3230">
            <text:p>3230</text:p>
          </table:table-cell>
          <table:table-cell office:value-type="float" office:value="6033">
            <text:p>6033</text:p>
          </table:table-cell>
          <table:table-cell office:value-type="float" office:value="120.625">
            <text:p>120.625</text:p>
          </table:table-cell>
          <table:table-cell office:value-type="float" office:value="207.625">
            <text:p>207.625</text:p>
          </table:table-cell>
          <table:table-cell office:value-type="float" office:value="401.625">
            <text:p>401.625</text:p>
          </table:table-cell>
          <table:table-cell office:value-type="float" office:value="0.0596562809099901">
            <text:p>0.0596562809</text:p>
          </table:table-cell>
          <table:table-cell office:value-type="float" office:value="0.0642801857585139">
            <text:p>0.0642801858</text:p>
          </table:table-cell>
          <table:table-cell office:value-type="float" office:value="0.0665713575335654">
            <text:p>0.0665713575</text:p>
          </table:table-cell>
          <table:table-cell office:value-type="float" office:value="1.21577237201491">
            <text:p>1.215772372</text:p>
          </table:table-cell>
          <table:table-cell office:value-type="float" office:value="1.23307925702585">
            <text:p>1.233079257</text:p>
          </table:table-cell>
          <table:table-cell office:value-type="float" office:value="1.24168597282945">
            <text:p>1.2416859728</text:p>
          </table:table-cell>
          <table:table-cell office:value-type="float" office:value="11.9622410596594">
            <text:p>11.9622410597</text:p>
          </table:table-cell>
          <table:table-cell office:value-type="float" office:value="11.1261921342643">
            <text:p>11.1261921343</text:p>
          </table:table-cell>
          <table:table-cell office:value-type="float" office:value="10.7549443403121">
            <text:p>10.754944340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98">
            <text:p>2098</text:p>
          </table:table-cell>
          <table:table-cell office:value-type="float" office:value="3422">
            <text:p>3422</text:p>
          </table:table-cell>
          <table:table-cell office:value-type="float" office:value="5854">
            <text:p>5854</text:p>
          </table:table-cell>
          <table:table-cell office:value-type="float" office:value="66.875">
            <text:p>66.875</text:p>
          </table:table-cell>
          <table:table-cell office:value-type="float" office:value="156.25">
            <text:p>156.25</text:p>
          </table:table-cell>
          <table:table-cell office:value-type="float" office:value="413.5">
            <text:p>413.5</text:p>
          </table:table-cell>
          <table:table-cell office:value-type="float" office:value="0.0318755958055291">
            <text:p>0.0318755958</text:p>
          </table:table-cell>
          <table:table-cell office:value-type="float" office:value="0.0456604324956166">
            <text:p>0.0456604325</text:p>
          </table:table-cell>
          <table:table-cell office:value-type="float" office:value="0.070635462931329">
            <text:p>0.0706354629</text:p>
          </table:table-cell>
          <table:table-cell office:value-type="float" office:value="1.11355605039095">
            <text:p>1.1135560504</text:p>
          </table:table-cell>
          <table:table-cell office:value-type="float" office:value="1.1638978689222">
            <text:p>1.1638978689</text:p>
          </table:table-cell>
          <table:table-cell office:value-type="float" office:value="1.25700328276176">
            <text:p>1.2570032828</text:p>
          </table:table-cell>
          <table:table-cell office:value-type="float" office:value="22.0901485856189">
            <text:p>22.0901485856</text:p>
          </table:table-cell>
          <table:table-cell office:value-type="float" office:value="15.5244724391629">
            <text:p>15.5244724392</text:p>
          </table:table-cell>
          <table:table-cell office:value-type="float" office:value="10.1556510620434">
            <text:p>10.15565106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72">
            <text:p>1872</text:p>
          </table:table-cell>
          <table:table-cell office:value-type="float" office:value="3529">
            <text:p>3529</text:p>
          </table:table-cell>
          <table:table-cell office:value-type="float" office:value="7102">
            <text:p>7102</text:p>
          </table:table-cell>
          <table:table-cell office:value-type="float" office:value="127.5">
            <text:p>127.5</text:p>
          </table:table-cell>
          <table:table-cell office:value-type="float" office:value="138.125">
            <text:p>138.125</text:p>
          </table:table-cell>
          <table:table-cell office:value-type="float" office:value="399.875">
            <text:p>399.875</text:p>
          </table:table-cell>
          <table:table-cell office:value-type="float" office:value="0.0681089743589744">
            <text:p>0.0681089744</text:p>
          </table:table-cell>
          <table:table-cell office:value-type="float" office:value="0.0391399829980164">
            <text:p>0.039139983</text:p>
          </table:table-cell>
          <table:table-cell office:value-type="float" office:value="0.0563045620951845">
            <text:p>0.0563045621</text:p>
          </table:table-cell>
          <table:table-cell office:value-type="float" office:value="1.24747352173734">
            <text:p>1.2474735217</text:p>
          </table:table-cell>
          <table:table-cell office:value-type="float" office:value="1.13999253950046">
            <text:p>1.1399925395</text:p>
          </table:table-cell>
          <table:table-cell office:value-type="float" office:value="1.2032795666101">
            <text:p>1.2032795666</text:p>
          </table:table-cell>
          <table:table-cell office:value-type="float" office:value="10.5197994683725">
            <text:p>10.5197994684</text:p>
          </table:table-cell>
          <table:table-cell office:value-type="float" office:value="18.0537959546072">
            <text:p>18.0537959546</text:p>
          </table:table-cell>
          <table:table-cell office:value-type="float" office:value="12.6540850074849">
            <text:p>12.654085007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88">
            <text:p>1988</text:p>
          </table:table-cell>
          <table:table-cell office:value-type="float" office:value="3805">
            <text:p>3805</text:p>
          </table:table-cell>
          <table:table-cell office:value-type="float" office:value="7271">
            <text:p>7271</text:p>
          </table:table-cell>
          <table:table-cell office:value-type="float" office:value="138.5">
            <text:p>138.5</text:p>
          </table:table-cell>
          <table:table-cell office:value-type="float" office:value="206.875">
            <text:p>206.875</text:p>
          </table:table-cell>
          <table:table-cell office:value-type="float" office:value="332.125">
            <text:p>332.125</text:p>
          </table:table-cell>
          <table:table-cell office:value-type="float" office:value="0.0696680080482897">
            <text:p>0.069668008</text:p>
          </table:table-cell>
          <table:table-cell office:value-type="float" office:value="0.0543692509855453">
            <text:p>0.054369251</text:p>
          </table:table-cell>
          <table:table-cell office:value-type="float" office:value="0.045678036033558">
            <text:p>0.045678036</text:p>
          </table:table-cell>
          <table:table-cell office:value-type="float" office:value="1.25335114560603">
            <text:p>1.2533511456</text:p>
          </table:table-cell>
          <table:table-cell office:value-type="float" office:value="1.19608616873676">
            <text:p>1.1960861687</text:p>
          </table:table-cell>
          <table:table-cell office:value-type="float" office:value="1.16396263275018">
            <text:p>1.1639626328</text:p>
          </table:table-cell>
          <table:table-cell office:value-type="float" office:value="10.2919731866381">
            <text:p>10.2919731866</text:p>
          </table:table-cell>
          <table:table-cell office:value-type="float" office:value="13.0923979233225">
            <text:p>13.0923979233</text:p>
          </table:table-cell>
          <table:table-cell office:value-type="float" office:value="15.5186211689895">
            <text:p>15.51862116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124">
            <text:p>2124</text:p>
          </table:table-cell>
          <table:table-cell office:value-type="float" office:value="4038">
            <text:p>4038</text:p>
          </table:table-cell>
          <table:table-cell office:value-type="float" office:value="7942">
            <text:p>7942</text:p>
          </table:table-cell>
          <table:table-cell office:value-type="float" office:value="168.5">
            <text:p>168.5</text:p>
          </table:table-cell>
          <table:table-cell office:value-type="float" office:value="258.625">
            <text:p>258.625</text:p>
          </table:table-cell>
          <table:table-cell office:value-type="float" office:value="327.875">
            <text:p>327.875</text:p>
          </table:table-cell>
          <table:table-cell office:value-type="float" office:value="0.079331450094162">
            <text:p>0.0793314501</text:p>
          </table:table-cell>
          <table:table-cell office:value-type="float" office:value="0.0640477959385835">
            <text:p>0.0640477959</text:p>
          </table:table-cell>
          <table:table-cell office:value-type="float" office:value="0.041283681692269">
            <text:p>0.0412836817</text:p>
          </table:table-cell>
          <table:table-cell office:value-type="float" office:value="1.28999529411869">
            <text:p>1.2899952941</text:p>
          </table:table-cell>
          <table:table-cell office:value-type="float" office:value="1.23220744130764">
            <text:p>1.2322074413</text:p>
          </table:table-cell>
          <table:table-cell office:value-type="float" office:value="1.14783339697612">
            <text:p>1.147833397</text:p>
          </table:table-cell>
          <table:table-cell office:value-type="float" office:value="9.07952108687185">
            <text:p>9.0795210869</text:p>
          </table:table-cell>
          <table:table-cell office:value-type="float" office:value="11.165330367235">
            <text:p>11.1653303672</text:p>
          </table:table-cell>
          <table:table-cell office:value-type="float" office:value="17.1340955838196">
            <text:p>17.134095583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24">
            <text:p>2224</text:p>
          </table:table-cell>
          <table:table-cell office:value-type="float" office:value="4286">
            <text:p>4286</text:p>
          </table:table-cell>
          <table:table-cell office:value-type="float" office:value="9595">
            <text:p>9595</text:p>
          </table:table-cell>
          <table:table-cell office:value-type="float" office:value="113.25">
            <text:p>113.25</text:p>
          </table:table-cell>
          <table:table-cell office:value-type="float" office:value="245.75">
            <text:p>245.75</text:p>
          </table:table-cell>
          <table:table-cell office:value-type="float" office:value="380.625">
            <text:p>380.625</text:p>
          </table:table-cell>
          <table:table-cell office:value-type="float" office:value="0.0509217625899281">
            <text:p>0.0509217626</text:p>
          </table:table-cell>
          <table:table-cell office:value-type="float" office:value="0.0573378441437238">
            <text:p>0.0573378441</text:p>
          </table:table-cell>
          <table:table-cell office:value-type="float" office:value="0.0396690984887962">
            <text:p>0.0396690985</text:p>
          </table:table-cell>
          <table:table-cell office:value-type="float" office:value="1.18330849983907">
            <text:p>1.1833084998</text:p>
          </table:table-cell>
          <table:table-cell office:value-type="float" office:value="1.20712620611029">
            <text:p>1.2071262061</text:p>
          </table:table-cell>
          <table:table-cell office:value-type="float" office:value="1.14192617396562">
            <text:p>1.141926174</text:p>
          </table:table-cell>
          <table:table-cell office:value-type="float" office:value="13.9557077024367">
            <text:p>13.9557077024</text:p>
          </table:table-cell>
          <table:table-cell office:value-type="float" office:value="12.432178557053">
            <text:p>12.4321785571</text:p>
          </table:table-cell>
          <table:table-cell office:value-type="float" office:value="17.8175539993389">
            <text:p>17.817553999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22">
            <text:p>2422</text:p>
          </table:table-cell>
          <table:table-cell office:value-type="float" office:value="4498">
            <text:p>4498</text:p>
          </table:table-cell>
          <table:table-cell office:value-type="float" office:value="9280">
            <text:p>9280</text:p>
          </table:table-cell>
          <table:table-cell office:value-type="float" office:value="197.75">
            <text:p>197.75</text:p>
          </table:table-cell>
          <table:table-cell office:value-type="float" office:value="225.25">
            <text:p>225.25</text:p>
          </table:table-cell>
          <table:table-cell office:value-type="float" office:value="318.125">
            <text:p>318.125</text:p>
          </table:table-cell>
          <table:table-cell office:value-type="float" office:value="0.0816473988439306">
            <text:p>0.0816473988</text:p>
          </table:table-cell>
          <table:table-cell office:value-type="float" office:value="0.0500778123610494">
            <text:p>0.0500778124</text:p>
          </table:table-cell>
          <table:table-cell office:value-type="float" office:value="0.0342807112068966">
            <text:p>0.0342807112</text:p>
          </table:table-cell>
          <table:table-cell office:value-type="float" office:value="1.2988318395202">
            <text:p>1.2988318395</text:p>
          </table:table-cell>
          <table:table-cell office:value-type="float" office:value="1.18018760635377">
            <text:p>1.1801876064</text:p>
          </table:table-cell>
          <table:table-cell office:value-type="float" office:value="1.12228581685941">
            <text:p>1.1222858169</text:p>
          </table:table-cell>
          <table:table-cell office:value-type="float" office:value="8.83156002033133">
            <text:p>8.8315600203</text:p>
          </table:table-cell>
          <table:table-cell office:value-type="float" office:value="14.1851541580696">
            <text:p>14.1851541581</text:p>
          </table:table-cell>
          <table:table-cell office:value-type="float" office:value="20.5643699741308">
            <text:p>20.564369974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778">
            <text:p>2778</text:p>
          </table:table-cell>
          <table:table-cell office:value-type="float" office:value="4905">
            <text:p>4905</text:p>
          </table:table-cell>
          <table:table-cell office:value-type="float" office:value="8847">
            <text:p>8847</text:p>
          </table:table-cell>
          <table:table-cell office:value-type="float" office:value="203.5">
            <text:p>203.5</text:p>
          </table:table-cell>
          <table:table-cell office:value-type="float" office:value="268.125">
            <text:p>268.125</text:p>
          </table:table-cell>
          <table:table-cell office:value-type="float" office:value="361.25">
            <text:p>361.25</text:p>
          </table:table-cell>
          <table:table-cell office:value-type="float" office:value="0.0732541396688265">
            <text:p>0.0732541397</text:p>
          </table:table-cell>
          <table:table-cell office:value-type="float" office:value="0.0546636085626911">
            <text:p>0.0546636086</text:p>
          </table:table-cell>
          <table:table-cell office:value-type="float" office:value="0.0408330507516672">
            <text:p>0.0408330508</text:p>
          </table:table-cell>
          <table:table-cell office:value-type="float" office:value="1.26690718003899">
            <text:p>1.26690718</text:p>
          </table:table-cell>
          <table:table-cell office:value-type="float" office:value="1.19717932576757">
            <text:p>1.1971793258</text:p>
          </table:table-cell>
          <table:table-cell office:value-type="float" office:value="1.14618366017686">
            <text:p>1.1461836602</text:p>
          </table:table-cell>
          <table:table-cell office:value-type="float" office:value="9.80471580417041">
            <text:p>9.8047158042</text:p>
          </table:table-cell>
          <table:table-cell office:value-type="float" office:value="13.0237304595981">
            <text:p>13.0237304596</text:p>
          </table:table-cell>
          <table:table-cell office:value-type="float" office:value="17.319412392692">
            <text:p>17.31941239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900">
            <text:p>2900</text:p>
          </table:table-cell>
          <table:table-cell office:value-type="float" office:value="5133">
            <text:p>5133</text:p>
          </table:table-cell>
          <table:table-cell office:value-type="float" office:value="8896">
            <text:p>8896</text:p>
          </table:table-cell>
          <table:table-cell office:value-type="float" office:value="299.625">
            <text:p>299.625</text:p>
          </table:table-cell>
          <table:table-cell office:value-type="float" office:value="421.25">
            <text:p>421.25</text:p>
          </table:table-cell>
          <table:table-cell office:value-type="float" office:value="469.25">
            <text:p>469.25</text:p>
          </table:table-cell>
          <table:table-cell office:value-type="float" office:value="0.103318965517241">
            <text:p>0.1033189655</text:p>
          </table:table-cell>
          <table:table-cell office:value-type="float" office:value="0.0820670173387882">
            <text:p>0.0820670173</text:p>
          </table:table-cell>
          <table:table-cell office:value-type="float" office:value="0.0527484262589928">
            <text:p>0.0527484263</text:p>
          </table:table-cell>
          <table:table-cell office:value-type="float" office:value="1.38253900423603">
            <text:p>1.3825390042</text:p>
          </table:table-cell>
          <table:table-cell office:value-type="float" office:value="1.30043515154213">
            <text:p>1.3004351515</text:p>
          </table:table-cell>
          <table:table-cell office:value-type="float" office:value="1.19007298899316">
            <text:p>1.190072989</text:p>
          </table:table-cell>
          <table:table-cell office:value-type="float" office:value="7.04970390933775">
            <text:p>7.0497039093</text:p>
          </table:table-cell>
          <table:table-cell office:value-type="float" office:value="8.78812969272792">
            <text:p>8.7881296927</text:p>
          </table:table-cell>
          <table:table-cell office:value-type="float" office:value="13.4842274404429">
            <text:p>13.484227440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2864">
            <text:p>2864</text:p>
          </table:table-cell>
          <table:table-cell office:value-type="float" office:value="5393">
            <text:p>5393</text:p>
          </table:table-cell>
          <table:table-cell office:value-type="float" office:value="9080">
            <text:p>9080</text:p>
          </table:table-cell>
          <table:table-cell office:value-type="float" office:value="225.75">
            <text:p>225.75</text:p>
          </table:table-cell>
          <table:table-cell office:value-type="float" office:value="315.5">
            <text:p>315.5</text:p>
          </table:table-cell>
          <table:table-cell office:value-type="float" office:value="309.75">
            <text:p>309.75</text:p>
          </table:table-cell>
          <table:table-cell office:value-type="float" office:value="0.0788233240223464">
            <text:p>0.078823324</text:p>
          </table:table-cell>
          <table:table-cell office:value-type="float" office:value="0.0585017615427406">
            <text:p>0.0585017615</text:p>
          </table:table-cell>
          <table:table-cell office:value-type="float" office:value="0.034113436123348">
            <text:p>0.0341134361</text:p>
          </table:table-cell>
          <table:table-cell office:value-type="float" office:value="1.28805934224168">
            <text:p>1.2880593422</text:p>
          </table:table-cell>
          <table:table-cell office:value-type="float" office:value="1.21146417936266">
            <text:p>1.2114641794</text:p>
          </table:table-cell>
          <table:table-cell office:value-type="float" office:value="1.12167793041904">
            <text:p>1.1216779304</text:p>
          </table:table-cell>
          <table:table-cell office:value-type="float" office:value="9.13587270818383">
            <text:p>9.1358727082</text:p>
          </table:table-cell>
          <table:table-cell office:value-type="float" office:value="12.1916027025278">
            <text:p>12.1916027025</text:p>
          </table:table-cell>
          <table:table-cell office:value-type="float" office:value="20.6635267383488">
            <text:p>20.6635267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3015">
            <text:p>3015</text:p>
          </table:table-cell>
          <table:table-cell office:value-type="float" office:value="5428">
            <text:p>5428</text:p>
          </table:table-cell>
          <table:table-cell office:value-type="float" office:value="8935">
            <text:p>8935</text:p>
          </table:table-cell>
          <table:table-cell office:value-type="float" office:value="261.5">
            <text:p>261.5</text:p>
          </table:table-cell>
          <table:table-cell office:value-type="float" office:value="242.5">
            <text:p>242.5</text:p>
          </table:table-cell>
          <table:table-cell office:value-type="float" office:value="432.75">
            <text:p>432.75</text:p>
          </table:table-cell>
          <table:table-cell office:value-type="float" office:value="0.0867330016583748">
            <text:p>0.0867330017</text:p>
          </table:table-cell>
          <table:table-cell office:value-type="float" office:value="0.0446757553426676">
            <text:p>0.0446757553</text:p>
          </table:table-cell>
          <table:table-cell office:value-type="float" office:value="0.0484331281477336">
            <text:p>0.0484331281</text:p>
          </table:table-cell>
          <table:table-cell office:value-type="float" office:value="1.31830982841459">
            <text:p>1.3183098284</text:p>
          </table:table-cell>
          <table:table-cell office:value-type="float" office:value="1.1602771530056">
            <text:p>1.160277153</text:p>
          </table:table-cell>
          <table:table-cell office:value-type="float" office:value="1.17411365360533">
            <text:p>1.1741136536</text:p>
          </table:table-cell>
          <table:table-cell office:value-type="float" office:value="8.33350489223365">
            <text:p>8.3335048922</text:p>
          </table:table-cell>
          <table:table-cell office:value-type="float" office:value="15.8591125700091">
            <text:p>15.85911257</text:p>
          </table:table-cell>
          <table:table-cell office:value-type="float" office:value="14.6552687779505">
            <text:p>14.6552687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516">
            <text:p>3516</text:p>
          </table:table-cell>
          <table:table-cell office:value-type="float" office:value="5876">
            <text:p>5876</text:p>
          </table:table-cell>
          <table:table-cell office:value-type="float" office:value="10167">
            <text:p>10167</text:p>
          </table:table-cell>
          <table:table-cell office:value-type="float" office:value="204.375">
            <text:p>204.375</text:p>
          </table:table-cell>
          <table:table-cell office:value-type="float" office:value="338.625">
            <text:p>338.625</text:p>
          </table:table-cell>
          <table:table-cell office:value-type="float" office:value="453">
            <text:p>453</text:p>
          </table:table-cell>
          <table:table-cell office:value-type="float" office:value="0.058127133105802">
            <text:p>0.0581271331</text:p>
          </table:table-cell>
          <table:table-cell office:value-type="float" office:value="0.0576284887678693">
            <text:p>0.0576284888</text:p>
          </table:table-cell>
          <table:table-cell office:value-type="float" office:value="0.0445559161994689">
            <text:p>0.0445559162</text:p>
          </table:table-cell>
          <table:table-cell office:value-type="float" office:value="1.21006734253238">
            <text:p>1.2100673425</text:p>
          </table:table-cell>
          <table:table-cell office:value-type="float" office:value="1.20820895441417">
            <text:p>1.2082089544</text:p>
          </table:table-cell>
          <table:table-cell office:value-type="float" office:value="1.15983675684815">
            <text:p>1.1598367568</text:p>
          </table:table-cell>
          <table:table-cell office:value-type="float" office:value="12.267985332647">
            <text:p>12.2679853326</text:p>
          </table:table-cell>
          <table:table-cell office:value-type="float" office:value="12.3711936707754">
            <text:p>12.3711936708</text:p>
          </table:table-cell>
          <table:table-cell office:value-type="float" office:value="15.9008490507483">
            <text:p>15.900849050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3830">
            <text:p>3830</text:p>
          </table:table-cell>
          <table:table-cell office:value-type="float" office:value="6370">
            <text:p>6370</text:p>
          </table:table-cell>
          <table:table-cell office:value-type="float" office:value="11849">
            <text:p>11849</text:p>
          </table:table-cell>
          <table:table-cell office:value-type="float" office:value="164.75">
            <text:p>164.75</text:p>
          </table:table-cell>
          <table:table-cell office:value-type="float" office:value="406">
            <text:p>406</text:p>
          </table:table-cell>
          <table:table-cell office:value-type="float" office:value="732.375">
            <text:p>732.375</text:p>
          </table:table-cell>
          <table:table-cell office:value-type="float" office:value="0.0430156657963446">
            <text:p>0.0430156658</text:p>
          </table:table-cell>
          <table:table-cell office:value-type="float" office:value="0.0637362637362637">
            <text:p>0.0637362637</text:p>
          </table:table-cell>
          <table:table-cell office:value-type="float" office:value="0.0618090134188539">
            <text:p>0.0618090134</text:p>
          </table:table-cell>
          <table:table-cell office:value-type="float" office:value="1.15418151139486">
            <text:p>1.1541815114</text:p>
          </table:table-cell>
          <table:table-cell office:value-type="float" office:value="1.23103905325444">
            <text:p>1.2310390533</text:p>
          </table:table-cell>
          <table:table-cell office:value-type="float" office:value="1.22381944108002">
            <text:p>1.2238194411</text:p>
          </table:table-cell>
          <table:table-cell office:value-type="float" office:value="16.4579722041876">
            <text:p>16.4579722042</text:p>
          </table:table-cell>
          <table:table-cell office:value-type="float" office:value="11.218245078819">
            <text:p>11.2182450788</text:p>
          </table:table-cell>
          <table:table-cell office:value-type="float" office:value="11.557447764223">
            <text:p>11.557447764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066">
            <text:p>4066</text:p>
          </table:table-cell>
          <table:table-cell office:value-type="float" office:value="6724">
            <text:p>6724</text:p>
          </table:table-cell>
          <table:table-cell office:value-type="float" office:value="11365">
            <text:p>11365</text:p>
          </table:table-cell>
          <table:table-cell office:value-type="float" office:value="253.625">
            <text:p>253.625</text:p>
          </table:table-cell>
          <table:table-cell office:value-type="float" office:value="425.5">
            <text:p>425.5</text:p>
          </table:table-cell>
          <table:table-cell office:value-type="float" office:value="643.875">
            <text:p>643.875</text:p>
          </table:table-cell>
          <table:table-cell office:value-type="float" office:value="0.062377029021151">
            <text:p>0.062377029</text:p>
          </table:table-cell>
          <table:table-cell office:value-type="float" office:value="0.0632807852468769">
            <text:p>0.0632807852</text:p>
          </table:table-cell>
          <table:table-cell office:value-type="float" office:value="0.0566542014958205">
            <text:p>0.0566542015</text:p>
          </table:table-cell>
          <table:table-cell office:value-type="float" office:value="1.22594575332306">
            <text:p>1.2259457533</text:p>
          </table:table-cell>
          <table:table-cell office:value-type="float" office:value="1.22933148561573">
            <text:p>1.2293314856</text:p>
          </table:table-cell>
          <table:table-cell office:value-type="float" office:value="1.20458071438774">
            <text:p>1.2045807144</text:p>
          </table:table-cell>
          <table:table-cell office:value-type="float" office:value="11.4552972489939">
            <text:p>11.455297249</text:p>
          </table:table-cell>
          <table:table-cell office:value-type="float" office:value="11.2965469384888">
            <text:p>11.2965469385</text:p>
          </table:table-cell>
          <table:table-cell office:value-type="float" office:value="12.5780909970473">
            <text:p>12.57809099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474">
            <text:p>4474</text:p>
          </table:table-cell>
          <table:table-cell office:value-type="float" office:value="6701">
            <text:p>6701</text:p>
          </table:table-cell>
          <table:table-cell office:value-type="float" office:value="12146">
            <text:p>12146</text:p>
          </table:table-cell>
          <table:table-cell office:value-type="float" office:value="196.25">
            <text:p>196.25</text:p>
          </table:table-cell>
          <table:table-cell office:value-type="float" office:value="324.75">
            <text:p>324.75</text:p>
          </table:table-cell>
          <table:table-cell office:value-type="float" office:value="817.125">
            <text:p>817.125</text:p>
          </table:table-cell>
          <table:table-cell office:value-type="float" office:value="0.043864550737595">
            <text:p>0.0438645507</text:p>
          </table:table-cell>
          <table:table-cell office:value-type="float" office:value="0.0484629159826891">
            <text:p>0.048462916</text:p>
          </table:table-cell>
          <table:table-cell office:value-type="float" office:value="0.0672752346451507">
            <text:p>0.0672752346</text:p>
          </table:table-cell>
          <table:table-cell office:value-type="float" office:value="1.15729716125195">
            <text:p>1.1572971613</text:p>
          </table:table-cell>
          <table:table-cell office:value-type="float" office:value="1.17422356822148">
            <text:p>1.1742235682</text:p>
          </table:table-cell>
          <table:table-cell office:value-type="float" office:value="1.24433419736329">
            <text:p>1.2443341974</text:p>
          </table:table-cell>
          <table:table-cell office:value-type="float" office:value="16.146083684091">
            <text:p>16.1460836841</text:p>
          </table:table-cell>
          <table:table-cell office:value-type="float" office:value="14.6464705877824">
            <text:p>14.6464705878</text:p>
          </table:table-cell>
          <table:table-cell office:value-type="float" office:value="10.6459681727918">
            <text:p>10.645968172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444">
            <text:p>4444</text:p>
          </table:table-cell>
          <table:table-cell office:value-type="float" office:value="7240">
            <text:p>7240</text:p>
          </table:table-cell>
          <table:table-cell office:value-type="float" office:value="13818">
            <text:p>13818</text:p>
          </table:table-cell>
          <table:table-cell office:value-type="float" office:value="242">
            <text:p>242</text:p>
          </table:table-cell>
          <table:table-cell office:value-type="float" office:value="620.125">
            <text:p>620.125</text:p>
          </table:table-cell>
          <table:table-cell office:value-type="float" office:value="1083.375">
            <text:p>1083.375</text:p>
          </table:table-cell>
          <table:table-cell office:value-type="float" office:value="0.0544554455445545">
            <text:p>0.0544554455</text:p>
          </table:table-cell>
          <table:table-cell office:value-type="float" office:value="0.0856526243093923">
            <text:p>0.0856526243</text:p>
          </table:table-cell>
          <table:table-cell office:value-type="float" office:value="0.0784031697785497">
            <text:p>0.0784031698</text:p>
          </table:table-cell>
          <table:table-cell office:value-type="float" office:value="1.19640623468287">
            <text:p>1.1964062347</text:p>
          </table:table-cell>
          <table:table-cell office:value-type="float" office:value="1.314163474303">
            <text:p>1.3141634743</text:p>
          </table:table-cell>
          <table:table-cell office:value-type="float" office:value="1.28645932600632">
            <text:p>1.286459326</text:p>
          </table:table-cell>
          <table:table-cell office:value-type="float" office:value="13.0722136906837">
            <text:p>13.0722136907</text:p>
          </table:table-cell>
          <table:table-cell office:value-type="float" office:value="8.43436588810074">
            <text:p>8.4343658881</text:p>
          </table:table-cell>
          <table:table-cell office:value-type="float" office:value="9.18301960364587">
            <text:p>9.183019603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4407">
            <text:p>4407</text:p>
          </table:table-cell>
          <table:table-cell office:value-type="float" office:value="7816">
            <text:p>7816</text:p>
          </table:table-cell>
          <table:table-cell office:value-type="float" office:value="14263">
            <text:p>14263</text:p>
          </table:table-cell>
          <table:table-cell office:value-type="float" office:value="161.25">
            <text:p>161.25</text:p>
          </table:table-cell>
          <table:table-cell office:value-type="float" office:value="232">
            <text:p>232</text:p>
          </table:table-cell>
          <table:table-cell office:value-type="float" office:value="965.375">
            <text:p>965.375</text:p>
          </table:table-cell>
          <table:table-cell office:value-type="float" office:value="0.0365895166780123">
            <text:p>0.0365895167</text:p>
          </table:table-cell>
          <table:table-cell office:value-type="float" office:value="0.0296827021494371">
            <text:p>0.0296827021</text:p>
          </table:table-cell>
          <table:table-cell office:value-type="float" office:value="0.067683867349085">
            <text:p>0.0676838673</text:p>
          </table:table-cell>
          <table:table-cell office:value-type="float" office:value="1.13068734212527">
            <text:p>1.1306873421</text:p>
          </table:table-cell>
          <table:table-cell office:value-type="float" office:value="1.10561634062454">
            <text:p>1.1056163406</text:p>
          </table:table-cell>
          <table:table-cell office:value-type="float" office:value="1.24587250328448">
            <text:p>1.2458725033</text:p>
          </table:table-cell>
          <table:table-cell office:value-type="float" office:value="19.2883715311385">
            <text:p>19.2883715311</text:p>
          </table:table-cell>
          <table:table-cell office:value-type="float" office:value="23.6967735245622">
            <text:p>23.6967735246</text:p>
          </table:table-cell>
          <table:table-cell office:value-type="float" office:value="10.5837420827964">
            <text:p>10.583742082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620">
            <text:p>4620</text:p>
          </table:table-cell>
          <table:table-cell office:value-type="float" office:value="8122">
            <text:p>8122</text:p>
          </table:table-cell>
          <table:table-cell office:value-type="float" office:value="15247">
            <text:p>15247</text:p>
          </table:table-cell>
          <table:table-cell office:value-type="float" office:value="171.5">
            <text:p>171.5</text:p>
          </table:table-cell>
          <table:table-cell office:value-type="float" office:value="573.25">
            <text:p>573.25</text:p>
          </table:table-cell>
          <table:table-cell office:value-type="float" office:value="1131.25">
            <text:p>1131.25</text:p>
          </table:table-cell>
          <table:table-cell office:value-type="float" office:value="0.0371212121212121">
            <text:p>0.0371212121</text:p>
          </table:table-cell>
          <table:table-cell office:value-type="float" office:value="0.0705799064269884">
            <text:p>0.0705799064</text:p>
          </table:table-cell>
          <table:table-cell office:value-type="float" office:value="0.0741949235915262">
            <text:p>0.0741949236</text:p>
          </table:table-cell>
          <table:table-cell office:value-type="float" office:value="1.13262509182736">
            <text:p>1.1326250918</text:p>
          </table:table-cell>
          <table:table-cell office:value-type="float" office:value="1.25679345794929">
            <text:p>1.2567934579</text:p>
          </table:table-cell>
          <table:table-cell office:value-type="float" office:value="1.27047181047638">
            <text:p>1.2704718105</text:p>
          </table:table-cell>
          <table:table-cell office:value-type="float" office:value="19.0170045637236">
            <text:p>19.0170045637</text:p>
          </table:table-cell>
          <table:table-cell office:value-type="float" office:value="10.1633783119263">
            <text:p>10.1633783119</text:p>
          </table:table-cell>
          <table:table-cell office:value-type="float" office:value="9.68468517148137">
            <text:p>9.684685171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564">
            <text:p>4564</text:p>
          </table:table-cell>
          <table:table-cell office:value-type="float" office:value="8308">
            <text:p>8308</text:p>
          </table:table-cell>
          <table:table-cell office:value-type="float" office:value="15962">
            <text:p>15962</text:p>
          </table:table-cell>
          <table:table-cell office:value-type="float" office:value="179.5">
            <text:p>179.5</text:p>
          </table:table-cell>
          <table:table-cell office:value-type="float" office:value="211.5">
            <text:p>211.5</text:p>
          </table:table-cell>
          <table:table-cell office:value-type="float" office:value="789">
            <text:p>789</text:p>
          </table:table-cell>
          <table:table-cell office:value-type="float" office:value="0.0393295354951797">
            <text:p>0.0393295355</text:p>
          </table:table-cell>
          <table:table-cell office:value-type="float" office:value="0.0254573904670197">
            <text:p>0.0254573905</text:p>
          </table:table-cell>
          <table:table-cell office:value-type="float" office:value="0.0494298960030071">
            <text:p>0.049429896</text:p>
          </table:table-cell>
          <table:table-cell office:value-type="float" office:value="1.14068512646317">
            <text:p>1.1406851265</text:p>
          </table:table-cell>
          <table:table-cell office:value-type="float" office:value="1.09037110094417">
            <text:p>1.0903711009</text:p>
          </table:table-cell>
          <table:table-cell office:value-type="float" office:value="1.17779353266351">
            <text:p>1.1777935327</text:p>
          </table:table-cell>
          <table:table-cell office:value-type="float" office:value="17.968433062224">
            <text:p>17.9684330622</text:p>
          </table:table-cell>
          <table:table-cell office:value-type="float" office:value="27.5728604286208">
            <text:p>27.5728604286</text:p>
          </table:table-cell>
          <table:table-cell office:value-type="float" office:value="14.3666199137982">
            <text:p>14.366619913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288">
            <text:p>5288</text:p>
          </table:table-cell>
          <table:table-cell office:value-type="float" office:value="9022">
            <text:p>9022</text:p>
          </table:table-cell>
          <table:table-cell office:value-type="float" office:value="18047">
            <text:p>18047</text:p>
          </table:table-cell>
          <table:table-cell office:value-type="float" office:value="246">
            <text:p>246</text:p>
          </table:table-cell>
          <table:table-cell office:value-type="float" office:value="551.75">
            <text:p>551.75</text:p>
          </table:table-cell>
          <table:table-cell office:value-type="float" office:value="751">
            <text:p>751</text:p>
          </table:table-cell>
          <table:table-cell office:value-type="float" office:value="0.0465204236006051">
            <text:p>0.0465204236</text:p>
          </table:table-cell>
          <table:table-cell office:value-type="float" office:value="0.0611560629572157">
            <text:p>0.061156063</text:p>
          </table:table-cell>
          <table:table-cell office:value-type="float" office:value="0.0416135645813709">
            <text:p>0.0416135646</text:p>
          </table:table-cell>
          <table:table-cell office:value-type="float" office:value="1.1670632162336">
            <text:p>1.1670632162</text:p>
          </table:table-cell>
          <table:table-cell office:value-type="float" office:value="1.22137674586165">
            <text:p>1.2213767459</text:p>
          </table:table-cell>
          <table:table-cell office:value-type="float" office:value="1.14904158599885">
            <text:p>1.149041586</text:p>
          </table:table-cell>
          <table:table-cell office:value-type="float" office:value="15.2437938961795">
            <text:p>15.2437938962</text:p>
          </table:table-cell>
          <table:table-cell office:value-type="float" office:value="11.6772164269456">
            <text:p>11.6772164269</text:p>
          </table:table-cell>
          <table:table-cell office:value-type="float" office:value="17.000979172032">
            <text:p>17.00097917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402">
            <text:p>5402</text:p>
          </table:table-cell>
          <table:table-cell office:value-type="float" office:value="9822">
            <text:p>9822</text:p>
          </table:table-cell>
          <table:table-cell office:value-type="float" office:value="18874">
            <text:p>18874</text:p>
          </table:table-cell>
          <table:table-cell office:value-type="float" office:value="346.375">
            <text:p>346.375</text:p>
          </table:table-cell>
          <table:table-cell office:value-type="float" office:value="347.625">
            <text:p>347.625</text:p>
          </table:table-cell>
          <table:table-cell office:value-type="float" office:value="406.75">
            <text:p>406.75</text:p>
          </table:table-cell>
          <table:table-cell office:value-type="float" office:value="0.0641197704553869">
            <text:p>0.0641197705</text:p>
          </table:table-cell>
          <table:table-cell office:value-type="float" office:value="0.0353924862553451">
            <text:p>0.0353924863</text:p>
          </table:table-cell>
          <table:table-cell office:value-type="float" office:value="0.0215508106389742">
            <text:p>0.0215508106</text:p>
          </table:table-cell>
          <table:table-cell office:value-type="float" office:value="1.23247743272183">
            <text:p>1.2324774327</text:p>
          </table:table-cell>
          <table:table-cell office:value-type="float" office:value="1.12632885293704">
            <text:p>1.1263288529</text:p>
          </table:table-cell>
          <table:table-cell office:value-type="float" office:value="1.07633813461724">
            <text:p>1.0763381346</text:p>
          </table:table-cell>
          <table:table-cell office:value-type="float" office:value="11.1531783689905">
            <text:p>11.153178369</text:p>
          </table:table-cell>
          <table:table-cell office:value-type="float" office:value="19.9291503364214">
            <text:p>19.9291503364</text:p>
          </table:table-cell>
          <table:table-cell office:value-type="float" office:value="32.5087344666456">
            <text:p>32.508734466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5722">
            <text:p>5722</text:p>
          </table:table-cell>
          <table:table-cell office:value-type="float" office:value="10215">
            <text:p>10215</text:p>
          </table:table-cell>
          <table:table-cell office:value-type="float" office:value="19212">
            <text:p>19212</text:p>
          </table:table-cell>
          <table:table-cell office:value-type="float" office:value="378.625">
            <text:p>378.625</text:p>
          </table:table-cell>
          <table:table-cell office:value-type="float" office:value="234.75">
            <text:p>234.75</text:p>
          </table:table-cell>
          <table:table-cell office:value-type="float" office:value="244.625">
            <text:p>244.625</text:p>
          </table:table-cell>
          <table:table-cell office:value-type="float" office:value="0.0661700454386578">
            <text:p>0.0661700454</text:p>
          </table:table-cell>
          <table:table-cell office:value-type="float" office:value="0.0229809104258443">
            <text:p>0.0229809104</text:p>
          </table:table-cell>
          <table:table-cell office:value-type="float" office:value="0.012732927337081">
            <text:p>0.0127329273</text:p>
          </table:table-cell>
          <table:table-cell office:value-type="float" office:value="1.24017696986548">
            <text:p>1.2401769699</text:p>
          </table:table-cell>
          <table:table-cell office:value-type="float" office:value="1.0814683060887">
            <text:p>1.0814683061</text:p>
          </table:table-cell>
          <table:table-cell office:value-type="float" office:value="1.04488301545938">
            <text:p>1.0448830155</text:p>
          </table:table-cell>
          <table:table-cell office:value-type="float" office:value="10.8181139666702">
            <text:p>10.8181139667</text:p>
          </table:table-cell>
          <table:table-cell office:value-type="float" office:value="30.5071289243326">
            <text:p>30.5071289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008">
            <text:p>6008</text:p>
          </table:table-cell>
          <table:table-cell office:value-type="float" office:value="10410">
            <text:p>10410</text:p>
          </table:table-cell>
          <table:table-cell office:value-type="float" office:value="17469">
            <text:p>17469</text:p>
          </table:table-cell>
          <table:table-cell office:value-type="float" office:value="484.5">
            <text:p>484.5</text:p>
          </table:table-cell>
          <table:table-cell office:value-type="float" office:value="192">
            <text:p>192</text:p>
          </table:table-cell>
          <table:table-cell office:value-type="float" office:value="434.875">
            <text:p>434.875</text:p>
          </table:table-cell>
          <table:table-cell office:value-type="float" office:value="0.0806424766977363">
            <text:p>0.0806424767</text:p>
          </table:table-cell>
          <table:table-cell office:value-type="float" office:value="0.0184438040345821">
            <text:p>0.018443804</text:p>
          </table:table-cell>
          <table:table-cell office:value-type="float" office:value="0.0248940981166638">
            <text:p>0.0248940981</text:p>
          </table:table-cell>
          <table:table-cell office:value-type="float" office:value="1.29499495817605">
            <text:p>1.2949949582</text:p>
          </table:table-cell>
          <table:table-cell office:value-type="float" office:value="1.06522005497928">
            <text:p>1.065220055</text:p>
          </table:table-cell>
          <table:table-cell office:value-type="float" office:value="1.08834398700557">
            <text:p>1.088343987</text:p>
          </table:table-cell>
          <table:table-cell office:value-type="float" office:value="8.93740541132498">
            <text:p>8.9374054113</text:p>
          </table:table-cell>
          <table:table-cell office:value-type="float" office:value="0">
            <text:p>0</text:p>
          </table:table-cell>
          <table:table-cell office:value-type="float" office:value="28.1889890800567">
            <text:p>28.188989080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6503">
            <text:p>6503</text:p>
          </table:table-cell>
          <table:table-cell office:value-type="float" office:value="11393">
            <text:p>11393</text:p>
          </table:table-cell>
          <table:table-cell office:value-type="float" office:value="18256">
            <text:p>18256</text:p>
          </table:table-cell>
          <table:table-cell office:value-type="float" office:value="444.75">
            <text:p>444.75</text:p>
          </table:table-cell>
          <table:table-cell office:value-type="float" office:value="755.625">
            <text:p>755.625</text:p>
          </table:table-cell>
          <table:table-cell office:value-type="float" office:value="258.875">
            <text:p>258.875</text:p>
          </table:table-cell>
          <table:table-cell office:value-type="float" office:value="0.0683915116100261">
            <text:p>0.0683915116</text:p>
          </table:table-cell>
          <table:table-cell office:value-type="float" office:value="0.0663236197665233">
            <text:p>0.0663236198</text:p>
          </table:table-cell>
          <table:table-cell office:value-type="float" office:value="0.0141802695004382">
            <text:p>0.0141802695</text:p>
          </table:table-cell>
          <table:table-cell office:value-type="float" office:value="1.24853799240129">
            <text:p>1.2485379924</text:p>
          </table:table-cell>
          <table:table-cell office:value-type="float" office:value="1.24075436135914">
            <text:p>1.2407543614</text:p>
          </table:table-cell>
          <table:table-cell office:value-type="float" office:value="1.05002506013602">
            <text:p>1.0500250601</text:p>
          </table:table-cell>
          <table:table-cell office:value-type="float" office:value="10.477741103823">
            <text:p>10.4777411038</text:p>
          </table:table-cell>
          <table:table-cell office:value-type="float" office:value="10.7938499142109">
            <text:p>10.7938499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6899">
            <text:p>6899</text:p>
          </table:table-cell>
          <table:table-cell office:value-type="float" office:value="12116">
            <text:p>12116</text:p>
          </table:table-cell>
          <table:table-cell office:value-type="float" office:value="17760">
            <text:p>17760</text:p>
          </table:table-cell>
          <table:table-cell office:value-type="float" office:value="562.75">
            <text:p>562.75</text:p>
          </table:table-cell>
          <table:table-cell office:value-type="float" office:value="945">
            <text:p>945</text:p>
          </table:table-cell>
          <table:table-cell office:value-type="float" office:value="589.5">
            <text:p>589.5</text:p>
          </table:table-cell>
          <table:table-cell office:value-type="float" office:value="0.0815697927235831">
            <text:p>0.0815697927</text:p>
          </table:table-cell>
          <table:table-cell office:value-type="float" office:value="0.0779960382964675">
            <text:p>0.0779960383</text:p>
          </table:table-cell>
          <table:table-cell office:value-type="float" office:value="0.0331925675675676">
            <text:p>0.0331925676</text:p>
          </table:table-cell>
          <table:table-cell office:value-type="float" office:value="1.29853539145908">
            <text:p>1.2985353915</text:p>
          </table:table-cell>
          <table:table-cell office:value-type="float" office:value="1.28490956273793">
            <text:p>1.2849095627</text:p>
          </table:table-cell>
          <table:table-cell office:value-type="float" office:value="1.11833340970827">
            <text:p>1.1183334097</text:p>
          </table:table-cell>
          <table:table-cell office:value-type="float" office:value="8.83964115682229">
            <text:p>8.8396411568</text:p>
          </table:table-cell>
          <table:table-cell office:value-type="float" office:value="9.22918952536799">
            <text:p>9.2291895254</text:p>
          </table:table-cell>
          <table:table-cell office:value-type="float" office:value="21.2272895595495">
            <text:p>21.227289559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649">
            <text:p>7649</text:p>
          </table:table-cell>
          <table:table-cell office:value-type="float" office:value="12478">
            <text:p>12478</text:p>
          </table:table-cell>
          <table:table-cell office:value-type="float" office:value="17972">
            <text:p>17972</text:p>
          </table:table-cell>
          <table:table-cell office:value-type="float" office:value="502.5">
            <text:p>502.5</text:p>
          </table:table-cell>
          <table:table-cell office:value-type="float" office:value="-44.625">
            <text:p>-44.625</text:p>
          </table:table-cell>
          <table:table-cell office:value-type="float" office:value="357.25">
            <text:p>357.25</text:p>
          </table:table-cell>
          <table:table-cell office:value-type="float" office:value="0.0656948620734737">
            <text:p>0.0656948621</text:p>
          </table:table-cell>
          <table:table-cell office:value-type="float" office:value="-0.00357629427792916">
            <text:p>-0.0035762943</text:p>
          </table:table-cell>
          <table:table-cell office:value-type="float" office:value="0.0198781437792121">
            <text:p>0.0198781438</text:p>
          </table:table-cell>
          <table:table-cell office:value-type="float" office:value="1.23839101446675">
            <text:p>1.2383910145</text:p>
          </table:table-cell>
          <table:table-cell office:value-type="float" office:value="0.987508038193542">
            <text:p>0.9875080382</text:p>
          </table:table-cell>
          <table:table-cell office:value-type="float" office:value="1.07034797880345">
            <text:p>1.0703479788</text:p>
          </table:table-cell>
          <table:table-cell office:value-type="float" office:value="10.8939091119706">
            <text:p>10.8939091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8506">
            <text:p>8506</text:p>
          </table:table-cell>
          <table:table-cell office:value-type="float" office:value="12534">
            <text:p>12534</text:p>
          </table:table-cell>
          <table:table-cell office:value-type="float" office:value="18571">
            <text:p>18571</text:p>
          </table:table-cell>
          <table:table-cell office:value-type="float" office:value="352.25">
            <text:p>352.25</text:p>
          </table:table-cell>
          <table:table-cell office:value-type="float" office:value="224">
            <text:p>224</text:p>
          </table:table-cell>
          <table:table-cell office:value-type="float" office:value="-172.5">
            <text:p>-172.5</text:p>
          </table:table-cell>
          <table:table-cell office:value-type="float" office:value="0.0414119445097578">
            <text:p>0.0414119445</text:p>
          </table:table-cell>
          <table:table-cell office:value-type="float" office:value="0.0178713898196904">
            <text:p>0.0178713898</text:p>
          </table:table-cell>
          <table:table-cell office:value-type="float" office:value="-0.0092886758925206">
            <text:p>-0.0092886759</text:p>
          </table:table-cell>
          <table:table-cell office:value-type="float" office:value="1.14830310611439">
            <text:p>1.1483031061</text:p>
          </table:table-cell>
          <table:table-cell office:value-type="float" office:value="1.06317586205413">
            <text:p>1.0631758621</text:p>
          </table:table-cell>
          <table:table-cell office:value-type="float" office:value="0.967658742195857">
            <text:p>0.9676587422</text:p>
          </table:table-cell>
          <table:table-cell office:value-type="float" office:value="17.08208621293">
            <text:p>17.0820862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538">
            <text:p>12538</text:p>
          </table:table-cell>
          <table:table-cell office:value-type="float" office:value="20183">
            <text:p>20183</text:p>
          </table:table-cell>
          <table:table-cell office:value-type="float" office:value="393.375">
            <text:p>393.375</text:p>
          </table:table-cell>
          <table:table-cell office:value-type="float" office:value="280.25">
            <text:p>280.25</text:p>
          </table:table-cell>
          <table:table-cell office:value-type="float" office:value="-165.625">
            <text:p>-165.625</text:p>
          </table:table-cell>
          <table:table-cell office:value-type="float" office:value="0.0441895079757358">
            <text:p>0.044189508</text:p>
          </table:table-cell>
          <table:table-cell office:value-type="float" office:value="0.0223520497687031">
            <text:p>0.0223520498</text:p>
          </table:table-cell>
          <table:table-cell office:value-type="float" office:value="-0.00820616360303226">
            <text:p>-0.0082061636</text:p>
          </table:table-cell>
          <table:table-cell office:value-type="float" office:value="1.15849059464074">
            <text:p>1.1584905946</text:p>
          </table:table-cell>
          <table:table-cell office:value-type="float" office:value="1.07921141788303">
            <text:p>1.0792114179</text:p>
          </table:table-cell>
          <table:table-cell office:value-type="float" office:value="0.971410415986703">
            <text:p>0.971410416</text:p>
          </table:table-cell>
          <table:table-cell office:value-type="float" office:value="16.0298623099654">
            <text:p>16.02986231</text:p>
          </table:table-cell>
          <table:table-cell office:value-type="float" office:value="31.355749344683">
            <text:p>31.3557493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83">
            <text:p>283</text:p>
          </table:table-cell>
          <table:table-cell office:value-type="float" office:value="9926">
            <text:p>9926</text:p>
          </table:table-cell>
          <table:table-cell office:value-type="float" office:value="13029">
            <text:p>13029</text:p>
          </table:table-cell>
          <table:table-cell office:value-type="float" office:value="20634">
            <text:p>20634</text:p>
          </table:table-cell>
          <table:table-cell office:value-type="float" office:value="98">
            <text:p>98</text:p>
          </table:table-cell>
          <table:table-cell office:value-type="float" office:value="180.75">
            <text:p>180.75</text:p>
          </table:table-cell>
          <table:table-cell office:value-type="float" office:value="12.125">
            <text:p>12.125</text:p>
          </table:table-cell>
          <table:table-cell office:value-type="float" office:value="0.00987306064880113">
            <text:p>0.0098730606</text:p>
          </table:table-cell>
          <table:table-cell office:value-type="float" office:value="0.0138728989177988">
            <text:p>0.0138728989</text:p>
          </table:table-cell>
          <table:table-cell office:value-type="float" office:value="0.000587622370844238">
            <text:p>0.0005876224</text:p>
          </table:table-cell>
          <table:table-cell office:value-type="float" office:value="1.03474676783089">
            <text:p>1.0347467678</text:p>
          </table:table-cell>
          <table:table-cell office:value-type="float" office:value="1.04893236256809">
            <text:p>1.0489323626</text:p>
          </table:table-cell>
          <table:table-cell office:value-type="float" office:value="1.00205735508605">
            <text:p>1.00205735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9362">
            <text:p>9362</text:p>
          </table:table-cell>
          <table:table-cell office:value-type="float" office:value="12830">
            <text:p>12830</text:p>
          </table:table-cell>
          <table:table-cell office:value-type="float" office:value="18490">
            <text:p>18490</text:p>
          </table:table-cell>
          <table:table-cell office:value-type="float" office:value="-37">
            <text:p>-37</text:p>
          </table:table-cell>
          <table:table-cell office:value-type="float" office:value="-27.25">
            <text:p>-27.25</text:p>
          </table:table-cell>
          <table:table-cell office:value-type="float" office:value="-28.75">
            <text:p>-28.75</text:p>
          </table:table-cell>
          <table:table-cell office:value-type="float" office:value="-0.00395214697714164">
            <text:p>-0.003952147</text:p>
          </table:table-cell>
          <table:table-cell office:value-type="float" office:value="-0.00212392829306313">
            <text:p>-0.0021239283</text:p>
          </table:table-cell>
          <table:table-cell office:value-type="float" office:value="-0.00155489453758789">
            <text:p>-0.0015548945</text:p>
          </table:table-cell>
          <table:table-cell office:value-type="float" office:value="0.986198099732833">
            <text:p>0.9861980997</text:p>
          </table:table-cell>
          <table:table-cell office:value-type="float" office:value="0.992575092674212">
            <text:p>0.9925750927</text:p>
          </table:table-cell>
          <table:table-cell office:value-type="float" office:value="0.994562607804607">
            <text:p>0.99456260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9032">
            <text:p>9032</text:p>
          </table:table-cell>
          <table:table-cell office:value-type="float" office:value="12111">
            <text:p>12111</text:p>
          </table:table-cell>
          <table:table-cell office:value-type="float" office:value="17787">
            <text:p>17787</text:p>
          </table:table-cell>
          <table:table-cell office:value-type="float" office:value="106.25">
            <text:p>106.25</text:p>
          </table:table-cell>
          <table:table-cell office:value-type="float" office:value="576.875">
            <text:p>576.875</text:p>
          </table:table-cell>
          <table:table-cell office:value-type="float" office:value="-161.5">
            <text:p>-161.5</text:p>
          </table:table-cell>
          <table:table-cell office:value-type="float" office:value="0.0117637289636847">
            <text:p>0.011763729</text:p>
          </table:table-cell>
          <table:table-cell office:value-type="float" office:value="0.0476323177276856">
            <text:p>0.0476323177</text:p>
          </table:table-cell>
          <table:table-cell office:value-type="float" office:value="-0.00907966492382077">
            <text:p>-0.0090796649</text:p>
          </table:table-cell>
          <table:table-cell office:value-type="float" office:value="1.04144428659839">
            <text:p>1.0414442866</text:p>
          </table:table-cell>
          <table:table-cell office:value-type="float" office:value="1.17116003392344">
            <text:p>1.1711600339</text:p>
          </table:table-cell>
          <table:table-cell office:value-type="float" office:value="0.96838275578428">
            <text:p>0.9683827558</text:p>
          </table:table-cell>
          <table:table-cell office:value-type="float" office:value="0">
            <text:p>0</text:p>
          </table:table-cell>
          <table:table-cell office:value-type="float" office:value="14.8959213969506">
            <text:p>14.895921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8256">
            <text:p>8256</text:p>
          </table:table-cell>
          <table:table-cell office:value-type="float" office:value="12710">
            <text:p>12710</text:p>
          </table:table-cell>
          <table:table-cell office:value-type="float" office:value="19899">
            <text:p>19899</text:p>
          </table:table-cell>
          <table:table-cell office:value-type="float" office:value="-45.25">
            <text:p>-45.25</text:p>
          </table:table-cell>
          <table:table-cell office:value-type="float" office:value="331.125">
            <text:p>331.125</text:p>
          </table:table-cell>
          <table:table-cell office:value-type="float" office:value="-250.875">
            <text:p>-250.875</text:p>
          </table:table-cell>
          <table:table-cell office:value-type="float" office:value="-0.00548086240310078">
            <text:p>-0.0054808624</text:p>
          </table:table-cell>
          <table:table-cell office:value-type="float" office:value="0.026052321007081">
            <text:p>0.026052321</text:p>
          </table:table-cell>
          <table:table-cell office:value-type="float" office:value="-0.0126074174581637">
            <text:p>-0.0126074175</text:p>
          </table:table-cell>
          <table:table-cell office:value-type="float" office:value="0.980875859700403">
            <text:p>0.9808758597</text:p>
          </table:table-cell>
          <table:table-cell office:value-type="float" office:value="1.0925134214473">
            <text:p>1.0925134214</text:p>
          </table:table-cell>
          <table:table-cell office:value-type="float" office:value="0.956185574967357">
            <text:p>0.956185575</text:p>
          </table:table-cell>
          <table:table-cell office:value-type="float" office:value="0">
            <text:p>0</text:p>
          </table:table-cell>
          <table:table-cell office:value-type="float" office:value="26.9510545569121">
            <text:p>26.9510545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558">
            <text:p>9558</text:p>
          </table:table-cell>
          <table:table-cell office:value-type="float" office:value="13504">
            <text:p>13504</text:p>
          </table:table-cell>
          <table:table-cell office:value-type="float" office:value="20123">
            <text:p>20123</text:p>
          </table:table-cell>
          <table:table-cell office:value-type="float" office:value="58.5">
            <text:p>58.5</text:p>
          </table:table-cell>
          <table:table-cell office:value-type="float" office:value="481.875">
            <text:p>481.875</text:p>
          </table:table-cell>
          <table:table-cell office:value-type="float" office:value="-33.5">
            <text:p>-33.5</text:p>
          </table:table-cell>
          <table:table-cell office:value-type="float" office:value="0.00612052730696798">
            <text:p>0.0061205273</text:p>
          </table:table-cell>
          <table:table-cell office:value-type="float" office:value="0.0356838714454976">
            <text:p>0.0356838714</text:p>
          </table:table-cell>
          <table:table-cell office:value-type="float" office:value="-0.00166476171544998">
            <text:p>-0.0016647617</text:p>
          </table:table-cell>
          <table:table-cell office:value-type="float" office:value="1.02149526884924">
            <text:p>1.0214952688</text:p>
          </table:table-cell>
          <table:table-cell office:value-type="float" office:value="1.12738929387467">
            <text:p>1.1273892939</text:p>
          </table:table-cell>
          <table:table-cell office:value-type="float" office:value="0.994178766001801">
            <text:p>0.994178766</text:p>
          </table:table-cell>
          <table:table-cell office:value-type="float" office:value="0">
            <text:p>0</text:p>
          </table:table-cell>
          <table:table-cell office:value-type="float" office:value="19.7692114634608">
            <text:p>19.7692114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32">
            <text:p>132</text:p>
          </table:table-cell>
          <table:table-cell office:value-type="float" office:value="9022">
            <text:p>9022</text:p>
          </table:table-cell>
          <table:table-cell office:value-type="float" office:value="12652">
            <text:p>12652</text:p>
          </table:table-cell>
          <table:table-cell office:value-type="float" office:value="22989">
            <text:p>22989</text:p>
          </table:table-cell>
          <table:table-cell office:value-type="float" office:value="-47">
            <text:p>-47</text:p>
          </table:table-cell>
          <table:table-cell office:value-type="float" office:value="217.5">
            <text:p>217.5</text:p>
          </table:table-cell>
          <table:table-cell office:value-type="float" office:value="2389.75">
            <text:p>2389.75</text:p>
          </table:table-cell>
          <table:table-cell office:value-type="float" office:value="-0.00520948791842164">
            <text:p>-0.0052094879</text:p>
          </table:table-cell>
          <table:table-cell office:value-type="float" office:value="0.017190957951312">
            <text:p>0.017190958</text:p>
          </table:table-cell>
          <table:table-cell office:value-type="float" office:value="0.103951890034364">
            <text:p>0.10395189</text:p>
          </table:table-cell>
          <table:table-cell office:value-type="float" office:value="0.981819984263694">
            <text:p>0.9818199843</text:p>
          </table:table-cell>
          <table:table-cell office:value-type="float" office:value="1.06074758973875">
            <text:p>1.0607475897</text:p>
          </table:table-cell>
          <table:table-cell office:value-type="float" office:value="1.38501136618604">
            <text:p>1.3850113662</text:p>
          </table:table-cell>
          <table:table-cell table:number-columns-repeated="2" office:value-type="float" office:value="0">
            <text:p>0</text:p>
          </table:table-cell>
          <table:table-cell office:value-type="float" office:value="7.0088233501682">
            <text:p>7.008823350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9008">
            <text:p>9008</text:p>
          </table:table-cell>
          <table:table-cell office:value-type="float" office:value="12476">
            <text:p>12476</text:p>
          </table:table-cell>
          <table:table-cell office:value-type="float" office:value="26702">
            <text:p>26702</text:p>
          </table:table-cell>
          <table:table-cell office:value-type="float" office:value="-227.25">
            <text:p>-227.25</text:p>
          </table:table-cell>
          <table:table-cell office:value-type="float" office:value="-64.5">
            <text:p>-64.5</text:p>
          </table:table-cell>
          <table:table-cell office:value-type="float" office:value="2384.25">
            <text:p>2384.25</text:p>
          </table:table-cell>
          <table:table-cell office:value-type="float" office:value="-0.0252275754884547">
            <text:p>-0.0252275755</text:p>
          </table:table-cell>
          <table:table-cell office:value-type="float" office:value="-0.00516992625841616">
            <text:p>-0.0051699263</text:p>
          </table:table-cell>
          <table:table-cell office:value-type="float" office:value="0.0892910643397498">
            <text:p>0.0892910643</text:p>
          </table:table-cell>
          <table:table-cell office:value-type="float" office:value="0.912950889697859">
            <text:p>0.9129508897</text:p>
          </table:table-cell>
          <table:table-cell office:value-type="float" office:value="0.981957645245078">
            <text:p>0.9819576452</text:p>
          </table:table-cell>
          <table:table-cell office:value-type="float" office:value="1.32814559776414">
            <text:p>1.3281455978</text:p>
          </table:table-cell>
          <table:table-cell office:value-type="float" office:value="-27.1277252363367">
            <text:p>-27.1277252363</text:p>
          </table:table-cell>
          <table:table-cell office:value-type="float" office:value="0">
            <text:p>0</text:p>
          </table:table-cell>
          <table:table-cell office:value-type="float" office:value="8.10441722591289">
            <text:p>8.104417225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7548">
            <text:p>7548</text:p>
          </table:table-cell>
          <table:table-cell office:value-type="float" office:value="13482">
            <text:p>13482</text:p>
          </table:table-cell>
          <table:table-cell office:value-type="float" office:value="27176">
            <text:p>27176</text:p>
          </table:table-cell>
          <table:table-cell office:value-type="float" office:value="-294.25">
            <text:p>-294.25</text:p>
          </table:table-cell>
          <table:table-cell office:value-type="float" office:value="-285.875">
            <text:p>-285.875</text:p>
          </table:table-cell>
          <table:table-cell office:value-type="float" office:value="2172.5">
            <text:p>2172.5</text:p>
          </table:table-cell>
          <table:table-cell office:value-type="float" office:value="-0.0389838367779544">
            <text:p>-0.0389838368</text:p>
          </table:table-cell>
          <table:table-cell office:value-type="float" office:value="-0.0212041981901795">
            <text:p>-0.0212041982</text:p>
          </table:table-cell>
          <table:table-cell office:value-type="float" office:value="0.0799418604651163">
            <text:p>0.0799418605</text:p>
          </table:table-cell>
          <table:table-cell office:value-type="float" office:value="0.866535260755823">
            <text:p>0.8665352608</text:p>
          </table:table-cell>
          <table:table-cell office:value-type="float" office:value="0.926666557655313">
            <text:p>0.9266665577</text:p>
          </table:table-cell>
          <table:table-cell office:value-type="float" office:value="1.29232228569497">
            <text:p>1.2923222857</text:p>
          </table:table-cell>
          <table:table-cell office:value-type="float" office:value="-17.4315031646404">
            <text:p>-17.4315031646</text:p>
          </table:table-cell>
          <table:table-cell office:value-type="float" office:value="-32.3413368077977">
            <text:p>-32.3413368078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8857">
            <text:p>8857</text:p>
          </table:table-cell>
          <table:table-cell office:value-type="float" office:value="14414">
            <text:p>14414</text:p>
          </table:table-cell>
          <table:table-cell office:value-type="float" office:value="33496">
            <text:p>33496</text:p>
          </table:table-cell>
          <table:table-cell office:value-type="float" office:value="-319.5">
            <text:p>-319.5</text:p>
          </table:table-cell>
          <table:table-cell office:value-type="float" office:value="9.25">
            <text:p>9.25</text:p>
          </table:table-cell>
          <table:table-cell office:value-type="float" office:value="2695.875">
            <text:p>2695.875</text:p>
          </table:table-cell>
          <table:table-cell office:value-type="float" office:value="-0.0360731624703624">
            <text:p>-0.0360731625</text:p>
          </table:table-cell>
          <table:table-cell office:value-type="float" office:value="0.000641737199944498">
            <text:p>0.0006417372</text:p>
          </table:table-cell>
          <table:table-cell office:value-type="float" office:value="0.0804834905660377">
            <text:p>0.0804834906</text:p>
          </table:table-cell>
          <table:table-cell office:value-type="float" office:value="0.876294426532933">
            <text:p>0.8762944265</text:p>
          </table:table-cell>
          <table:table-cell office:value-type="float" office:value="1.00224688738001">
            <text:p>1.0022468874</text:p>
          </table:table-cell>
          <table:table-cell office:value-type="float" office:value="1.29438829779837">
            <text:p>1.2943882978</text:p>
          </table:table-cell>
          <table:table-cell office:value-type="float" office:value="-18.866342082167">
            <text:p>-18.8663420822</text:p>
          </table:table-cell>
          <table:table-cell office:value-type="float" office:value="0">
            <text:p>0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7565">
            <text:p>7565</text:p>
          </table:table-cell>
          <table:table-cell office:value-type="float" office:value="14326">
            <text:p>14326</text:p>
          </table:table-cell>
          <table:table-cell office:value-type="float" office:value="36419">
            <text:p>36419</text:p>
          </table:table-cell>
          <table:table-cell office:value-type="float" office:value="-186.625">
            <text:p>-186.625</text:p>
          </table:table-cell>
          <table:table-cell office:value-type="float" office:value="705.125">
            <text:p>705.125</text:p>
          </table:table-cell>
          <table:table-cell office:value-type="float" office:value="1520.75">
            <text:p>1520.75</text:p>
          </table:table-cell>
          <table:table-cell office:value-type="float" office:value="-0.0246695307336418">
            <text:p>-0.0246695307</text:p>
          </table:table-cell>
          <table:table-cell office:value-type="float" office:value="0.0492199497417283">
            <text:p>0.0492199497</text:p>
          </table:table-cell>
          <table:table-cell office:value-type="float" office:value="0.0417570498915401">
            <text:p>0.0417570499</text:p>
          </table:table-cell>
          <table:table-cell office:value-type="float" office:value="0.914849470495625">
            <text:p>0.9148494705</text:p>
          </table:table-cell>
          <table:table-cell office:value-type="float" office:value="1.1770181268631">
            <text:p>1.1770181269</text:p>
          </table:table-cell>
          <table:table-cell office:value-type="float" office:value="1.14956723100305">
            <text:p>1.149567231</text:p>
          </table:table-cell>
          <table:table-cell office:value-type="float" office:value="-27.7492825591128">
            <text:p>-27.7492825591</text:p>
          </table:table-cell>
          <table:table-cell office:value-type="float" office:value="14.4264454552201">
            <text:p>14.4264454552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7871">
            <text:p>7871</text:p>
          </table:table-cell>
          <table:table-cell office:value-type="float" office:value="14544">
            <text:p>14544</text:p>
          </table:table-cell>
          <table:table-cell office:value-type="float" office:value="35234">
            <text:p>35234</text:p>
          </table:table-cell>
          <table:table-cell office:value-type="float" office:value="19.375">
            <text:p>19.375</text:p>
          </table:table-cell>
          <table:table-cell office:value-type="float" office:value="260.25">
            <text:p>260.25</text:p>
          </table:table-cell>
          <table:table-cell office:value-type="float" office:value="1234.375">
            <text:p>1234.375</text:p>
          </table:table-cell>
          <table:table-cell office:value-type="float" office:value="0.00246156778045992">
            <text:p>0.0024615678</text:p>
          </table:table-cell>
          <table:table-cell office:value-type="float" office:value="0.0178939768976898">
            <text:p>0.0178939769</text:p>
          </table:table-cell>
          <table:table-cell office:value-type="float" office:value="0.0350336322869955">
            <text:p>0.0350336323</text:p>
          </table:table-cell>
          <table:table-cell office:value-type="float" office:value="1.00862736349085">
            <text:p>1.0086273635</text:p>
          </table:table-cell>
          <table:table-cell office:value-type="float" office:value="1.06325650018398">
            <text:p>1.0632565002</text:p>
          </table:table-cell>
          <table:table-cell office:value-type="float" office:value="1.12502332957128">
            <text:p>1.12502332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7548">
            <text:p>7548</text:p>
          </table:table-cell>
          <table:table-cell office:value-type="float" office:value="13986">
            <text:p>13986</text:p>
          </table:table-cell>
          <table:table-cell office:value-type="float" office:value="36040">
            <text:p>36040</text:p>
          </table:table-cell>
          <table:table-cell office:value-type="float" office:value="-294.25">
            <text:p>-294.25</text:p>
          </table:table-cell>
          <table:table-cell office:value-type="float" office:value="1076.25">
            <text:p>1076.25</text:p>
          </table:table-cell>
          <table:table-cell office:value-type="float" office:value="2900.625">
            <text:p>2900.625</text:p>
          </table:table-cell>
          <table:table-cell office:value-type="float" office:value="-0.0389838367779544">
            <text:p>-0.0389838368</text:p>
          </table:table-cell>
          <table:table-cell office:value-type="float" office:value="0.076951951951952">
            <text:p>0.076951952</text:p>
          </table:table-cell>
          <table:table-cell office:value-type="float" office:value="0.0804834905660377">
            <text:p>0.0804834906</text:p>
          </table:table-cell>
          <table:table-cell office:value-type="float" office:value="0.866535260755823">
            <text:p>0.8665352608</text:p>
          </table:table-cell>
          <table:table-cell office:value-type="float" office:value="1.28093817353389">
            <text:p>1.2809381735</text:p>
          </table:table-cell>
          <table:table-cell office:value-type="float" office:value="1.29438829779837">
            <text:p>1.2943882978</text:p>
          </table:table-cell>
          <table:table-cell office:value-type="float" office:value="-17.4315031646404">
            <text:p>-17.4315031646</text:p>
          </table:table-cell>
          <table:table-cell office:value-type="float" office:value="9.34982393093446">
            <text:p>9.349823930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7590">
            <text:p>7590</text:p>
          </table:table-cell>
          <table:table-cell office:value-type="float" office:value="15456">
            <text:p>15456</text:p>
          </table:table-cell>
          <table:table-cell office:value-type="float" office:value="41159">
            <text:p>41159</text:p>
          </table:table-cell>
          <table:table-cell office:value-type="float" office:value="-353.75">
            <text:p>-353.75</text:p>
          </table:table-cell>
          <table:table-cell office:value-type="float" office:value="-318.25">
            <text:p>-318.25</text:p>
          </table:table-cell>
          <table:table-cell office:value-type="float" office:value="809.75">
            <text:p>809.75</text:p>
          </table:table-cell>
          <table:table-cell office:value-type="float" office:value="-0.0466073781291173">
            <text:p>-0.0466073781</text:p>
          </table:table-cell>
          <table:table-cell office:value-type="float" office:value="-0.0205907091097308">
            <text:p>-0.0205907091</text:p>
          </table:table-cell>
          <table:table-cell office:value-type="float" office:value="0.0196737044145873">
            <text:p>0.0196737044</text:p>
          </table:table-cell>
          <table:table-cell office:value-type="float" office:value="0.841131782032388">
            <text:p>0.841131782</text:p>
          </table:table-cell>
          <table:table-cell office:value-type="float" office:value="0.928763513627159">
            <text:p>0.9287635136</text:p>
          </table:table-cell>
          <table:table-cell office:value-type="float" office:value="1.06961659255603">
            <text:p>1.0696165926</text:p>
          </table:table-cell>
          <table:table-cell office:value-type="float" office:value="-14.5227179500568">
            <text:p>-14.5227179501</text:p>
          </table:table-cell>
          <table:table-cell office:value-type="float" office:value="-33.3153285573325">
            <text:p>-33.3153285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7365">
            <text:p>7365</text:p>
          </table:table-cell>
          <table:table-cell office:value-type="float" office:value="14454">
            <text:p>14454</text:p>
          </table:table-cell>
          <table:table-cell office:value-type="float" office:value="37910">
            <text:p>37910</text:p>
          </table:table-cell>
          <table:table-cell office:value-type="float" office:value="-210">
            <text:p>-210</text:p>
          </table:table-cell>
          <table:table-cell office:value-type="float" office:value="62.5">
            <text:p>62.5</text:p>
          </table:table-cell>
          <table:table-cell office:value-type="float" office:value="1328.125">
            <text:p>1328.125</text:p>
          </table:table-cell>
          <table:table-cell office:value-type="float" office:value="-0.0285132382892057">
            <text:p>-0.0285132383</text:p>
          </table:table-cell>
          <table:table-cell office:value-type="float" office:value="0.00432406254324063">
            <text:p>0.0043240625</text:p>
          </table:table-cell>
          <table:table-cell office:value-type="float" office:value="0.0350336322869955">
            <text:p>0.0350336323</text:p>
          </table:table-cell>
          <table:table-cell office:value-type="float" office:value="0.901797155312945">
            <text:p>0.9017971553</text:p>
          </table:table-cell>
          <table:table-cell office:value-type="float" office:value="1.01517086603442">
            <text:p>1.015170866</text:p>
          </table:table-cell>
          <table:table-cell office:value-type="float" office:value="1.12502332957128">
            <text:p>1.1250233296</text:p>
          </table:table-cell>
          <table:table-cell office:value-type="float" office:value="-23.9614173396887">
            <text:p>-23.9614173397</text:p>
          </table:table-cell>
          <table:table-cell office:value-type="float" office:value="0">
            <text:p>0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7871">
            <text:p>7871</text:p>
          </table:table-cell>
          <table:table-cell office:value-type="float" office:value="15345">
            <text:p>15345</text:p>
          </table:table-cell>
          <table:table-cell office:value-type="float" office:value="37740">
            <text:p>37740</text:p>
          </table:table-cell>
          <table:table-cell office:value-type="float" office:value="19.375">
            <text:p>19.375</text:p>
          </table:table-cell>
          <table:table-cell office:value-type="float" office:value="483.75">
            <text:p>483.75</text:p>
          </table:table-cell>
          <table:table-cell office:value-type="float" office:value="1742.5">
            <text:p>1742.5</text:p>
          </table:table-cell>
          <table:table-cell office:value-type="float" office:value="0.00246156778045992">
            <text:p>0.0024615678</text:p>
          </table:table-cell>
          <table:table-cell office:value-type="float" office:value="0.031524926686217">
            <text:p>0.0315249267</text:p>
          </table:table-cell>
          <table:table-cell office:value-type="float" office:value="0.0461711711711712">
            <text:p>0.0461711712</text:p>
          </table:table-cell>
          <table:table-cell office:value-type="float" office:value="1.00862736349085">
            <text:p>1.0086273635</text:p>
          </table:table-cell>
          <table:table-cell office:value-type="float" office:value="1.1122851325668">
            <text:p>1.1122851326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7695">
            <text:p>7695</text:p>
          </table:table-cell>
          <table:table-cell office:value-type="float" office:value="16550">
            <text:p>16550</text:p>
          </table:table-cell>
          <table:table-cell office:value-type="float" office:value="44285">
            <text:p>44285</text:p>
          </table:table-cell>
          <table:table-cell office:value-type="float" office:value="142.5">
            <text:p>142.5</text:p>
          </table:table-cell>
          <table:table-cell office:value-type="float" office:value="468.75">
            <text:p>468.75</text:p>
          </table:table-cell>
          <table:table-cell office:value-type="float" office:value="871.25">
            <text:p>871.25</text:p>
          </table:table-cell>
          <table:table-cell office:value-type="float" office:value="0.0185185185185185">
            <text:p>0.0185185185</text:p>
          </table:table-cell>
          <table:table-cell office:value-type="float" office:value="0.0283232628398792">
            <text:p>0.0283232628</text:p>
          </table:table-cell>
          <table:table-cell office:value-type="float" office:value="0.0196737044145873">
            <text:p>0.0196737044</text:p>
          </table:table-cell>
          <table:table-cell office:value-type="float" office:value="1.06548696844993">
            <text:p>1.0654869684</text:p>
          </table:table-cell>
          <table:table-cell office:value-type="float" office:value="1.10070374608665">
            <text:p>1.1007037461</text:p>
          </table:table-cell>
          <table:table-cell office:value-type="float" office:value="1.06961659255603">
            <text:p>1.0696165926</text:p>
          </table:table-cell>
          <table:table-cell office:value-type="float" office:value="0">
            <text:p>0</text:p>
          </table:table-cell>
          <table:table-cell office:value-type="float" office:value="24.8176767906743">
            <text:p>24.8176767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7650">
            <text:p>7650</text:p>
          </table:table-cell>
          <table:table-cell office:value-type="float" office:value="16104">
            <text:p>16104</text:p>
          </table:table-cell>
          <table:table-cell office:value-type="float" office:value="39974">
            <text:p>39974</text:p>
          </table:table-cell>
          <table:table-cell office:value-type="float" office:value="136.875">
            <text:p>136.875</text:p>
          </table:table-cell>
          <table:table-cell office:value-type="float" office:value="207">
            <text:p>207</text:p>
          </table:table-cell>
          <table:table-cell office:value-type="float" office:value="-108.625">
            <text:p>-108.625</text:p>
          </table:table-cell>
          <table:table-cell office:value-type="float" office:value="0.0178921568627451">
            <text:p>0.0178921569</text:p>
          </table:table-cell>
          <table:table-cell office:value-type="float" office:value="0.0128539493293592">
            <text:p>0.0128539493</text:p>
          </table:table-cell>
          <table:table-cell office:value-type="float" office:value="-0.00271739130434783">
            <text:p>-0.0027173913</text:p>
          </table:table-cell>
          <table:table-cell office:value-type="float" office:value="1.06325000240292">
            <text:p>1.0632500024</text:p>
          </table:table-cell>
          <table:table-cell office:value-type="float" office:value="1.04531266171895">
            <text:p>1.0453126617</text:p>
          </table:table-cell>
          <table:table-cell office:value-type="float" office:value="0.990503603497164">
            <text:p>0.9905036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7770">
            <text:p>7770</text:p>
          </table:table-cell>
          <table:table-cell office:value-type="float" office:value="16650">
            <text:p>16650</text:p>
          </table:table-cell>
          <table:table-cell office:value-type="float" office:value="39355">
            <text:p>39355</text:p>
          </table:table-cell>
          <table:table-cell office:value-type="float" office:value="35.625">
            <text:p>35.625</text:p>
          </table:table-cell>
          <table:table-cell office:value-type="float" office:value="465.625">
            <text:p>465.625</text:p>
          </table:table-cell>
          <table:table-cell office:value-type="float" office:value="988.125">
            <text:p>988.125</text:p>
          </table:table-cell>
          <table:table-cell office:value-type="float" office:value="0.00458494208494209">
            <text:p>0.0045849421</text:p>
          </table:table-cell>
          <table:table-cell office:value-type="float" office:value="0.0279654654654655">
            <text:p>0.0279654655</text:p>
          </table:table-cell>
          <table:table-cell office:value-type="float" office:value="0.0251079913606911">
            <text:p>0.0251079914</text:p>
          </table:table-cell>
          <table:table-cell office:value-type="float" office:value="1.01608849981738">
            <text:p>1.0160884998</text:p>
          </table:table-cell>
          <table:table-cell office:value-type="float" office:value="1.09941198095618">
            <text:p>1.099411981</text:p>
          </table:table-cell>
          <table:table-cell office:value-type="float" office:value="1.08911357577355">
            <text:p>1.0891135758</text:p>
          </table:table-cell>
          <table:table-cell office:value-type="float" office:value="0">
            <text:p>0</text:p>
          </table:table-cell>
          <table:table-cell office:value-type="float" office:value="25.1308071345182">
            <text:p>25.1308071345</text:p>
          </table:table-cell>
          <table:table-cell office:value-type="float" office:value="27.9517773129238">
            <text:p>27.95177731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8235">
            <text:p>8235</text:p>
          </table:table-cell>
          <table:table-cell office:value-type="float" office:value="18125">
            <text:p>18125</text:p>
          </table:table-cell>
          <table:table-cell office:value-type="float" office:value="43180">
            <text:p>43180</text:p>
          </table:table-cell>
          <table:table-cell office:value-type="float" office:value="37.5">
            <text:p>37.5</text:p>
          </table:table-cell>
          <table:table-cell office:value-type="float" office:value="500">
            <text:p>500</text:p>
          </table:table-cell>
          <table:table-cell office:value-type="float" office:value="733.125">
            <text:p>733.125</text:p>
          </table:table-cell>
          <table:table-cell office:value-type="float" office:value="0.00455373406193078">
            <text:p>0.0045537341</text:p>
          </table:table-cell>
          <table:table-cell office:value-type="float" office:value="0.0275862068965517">
            <text:p>0.0275862069</text:p>
          </table:table-cell>
          <table:table-cell office:value-type="float" office:value="0.0169783464566929">
            <text:p>0.0169783465</text:p>
          </table:table-cell>
          <table:table-cell office:value-type="float" office:value="1.01597871274481">
            <text:p>1.0159787127</text:p>
          </table:table-cell>
          <table:table-cell office:value-type="float" office:value="1.09804328180737">
            <text:p>1.0980432818</text:p>
          </table:table-cell>
          <table:table-cell office:value-type="float" office:value="1.0599892105253">
            <text:p>1.0599892105</text:p>
          </table:table-cell>
          <table:table-cell office:value-type="float" office:value="0">
            <text:p>0</text:p>
          </table:table-cell>
          <table:table-cell office:value-type="float" office:value="25.4715870456707">
            <text:p>25.4715870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8721">
            <text:p>8721</text:p>
          </table:table-cell>
          <table:table-cell office:value-type="float" office:value="17700">
            <text:p>17700</text:p>
          </table:table-cell>
          <table:table-cell office:value-type="float" office:value="43424">
            <text:p>43424</text:p>
          </table:table-cell>
          <table:table-cell office:value-type="float" office:value="161.5">
            <text:p>161.5</text:p>
          </table:table-cell>
          <table:table-cell office:value-type="float" office:value="446.875">
            <text:p>446.875</text:p>
          </table:table-cell>
          <table:table-cell office:value-type="float" office:value="1040.75">
            <text:p>1040.75</text:p>
          </table:table-cell>
          <table:table-cell office:value-type="float" office:value="0.0185185185185185">
            <text:p>0.0185185185</text:p>
          </table:table-cell>
          <table:table-cell office:value-type="float" office:value="0.0252471751412429">
            <text:p>0.0252471751</text:p>
          </table:table-cell>
          <table:table-cell office:value-type="float" office:value="0.0239671610169492">
            <text:p>0.023967161</text:p>
          </table:table-cell>
          <table:table-cell office:value-type="float" office:value="1.06548696844993">
            <text:p>1.0654869684</text:p>
          </table:table-cell>
          <table:table-cell office:value-type="float" office:value="1.08961445590547">
            <text:p>1.0896144559</text:p>
          </table:table-cell>
          <table:table-cell office:value-type="float" office:value="1.08501093618146">
            <text:p>1.0850109362</text:p>
          </table:table-cell>
          <table:table-cell office:value-type="float" office:value="0">
            <text:p>0</text:p>
          </table:table-cell>
          <table:table-cell office:value-type="float" office:value="27.7995783463528">
            <text:p>27.7995783464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8670">
            <text:p>8670</text:p>
          </table:table-cell>
          <table:table-cell office:value-type="float" office:value="17676">
            <text:p>17676</text:p>
          </table:table-cell>
          <table:table-cell office:value-type="float" office:value="43792">
            <text:p>43792</text:p>
          </table:table-cell>
          <table:table-cell office:value-type="float" office:value="155.125">
            <text:p>155.125</text:p>
          </table:table-cell>
          <table:table-cell office:value-type="float" office:value="328.5">
            <text:p>328.5</text:p>
          </table:table-cell>
          <table:table-cell office:value-type="float" office:value="1460.5">
            <text:p>1460.5</text:p>
          </table:table-cell>
          <table:table-cell office:value-type="float" office:value="0.0178921568627451">
            <text:p>0.0178921569</text:p>
          </table:table-cell>
          <table:table-cell office:value-type="float" office:value="0.0185845213849287">
            <text:p>0.0185845214</text:p>
          </table:table-cell>
          <table:table-cell office:value-type="float" office:value="0.0333508403361345">
            <text:p>0.0333508403</text:p>
          </table:table-cell>
          <table:table-cell office:value-type="float" office:value="1.06325000240292">
            <text:p>1.0632500024</text:p>
          </table:table-cell>
          <table:table-cell office:value-type="float" office:value="1.06572277834006">
            <text:p>1.0657227783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7650">
            <text:p>7650</text:p>
          </table:table-cell>
          <table:table-cell office:value-type="float" office:value="17832">
            <text:p>17832</text:p>
          </table:table-cell>
          <table:table-cell office:value-type="float" office:value="47058">
            <text:p>47058</text:p>
          </table:table-cell>
          <table:table-cell office:value-type="float" office:value="60">
            <text:p>60</text:p>
          </table:table-cell>
          <table:table-cell office:value-type="float" office:value="166.875">
            <text:p>166.875</text:p>
          </table:table-cell>
          <table:table-cell office:value-type="float" office:value="1483.5">
            <text:p>1483.5</text:p>
          </table:table-cell>
          <table:table-cell office:value-type="float" office:value="0.00784313725490196">
            <text:p>0.0078431373</text:p>
          </table:table-cell>
          <table:table-cell office:value-type="float" office:value="0.00935817631224765">
            <text:p>0.0093581763</text:p>
          </table:table-cell>
          <table:table-cell office:value-type="float" office:value="0.031524926686217">
            <text:p>0.0315249267</text:p>
          </table:table-cell>
          <table:table-cell office:value-type="float" office:value="1.02757154940408">
            <text:p>1.0275715494</text:p>
          </table:table-cell>
          <table:table-cell office:value-type="float" office:value="1.03292526500209">
            <text:p>1.032925265</text:p>
          </table:table-cell>
          <table:table-cell office:value-type="float" office:value="1.1122851325668">
            <text:p>1.1122851326</text:p>
          </table:table-cell>
          <table:table-cell table:number-columns-repeated="2"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8385">
            <text:p>8385</text:p>
          </table:table-cell>
          <table:table-cell office:value-type="float" office:value="18468">
            <text:p>18468</text:p>
          </table:table-cell>
          <table:table-cell office:value-type="float" office:value="46828">
            <text:p>46828</text:p>
          </table:table-cell>
          <table:table-cell office:value-type="float" office:value="-35.75">
            <text:p>-35.75</text:p>
          </table:table-cell>
          <table:table-cell office:value-type="float" office:value="342">
            <text:p>342</text:p>
          </table:table-cell>
          <table:table-cell office:value-type="float" office:value="1345.5">
            <text:p>1345.5</text:p>
          </table:table-cell>
          <table:table-cell office:value-type="float" office:value="-0.00426356589147287">
            <text:p>-0.0042635659</text:p>
          </table:table-cell>
          <table:table-cell office:value-type="float" office:value="0.0185185185185185">
            <text:p>0.0185185185</text:p>
          </table:table-cell>
          <table:table-cell office:value-type="float" office:value="0.0287328094302554">
            <text:p>0.0287328094</text:p>
          </table:table-cell>
          <table:table-cell office:value-type="float" office:value="0.985113148248302">
            <text:p>0.9851131482</text:p>
          </table:table-cell>
          <table:table-cell office:value-type="float" office:value="1.06548696844993">
            <text:p>1.0654869684</text:p>
          </table:table-cell>
          <table:table-cell office:value-type="float" office:value="1.10218295870789">
            <text:p>1.10218295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8120">
            <text:p>8120</text:p>
          </table:table-cell>
          <table:table-cell office:value-type="float" office:value="18594">
            <text:p>18594</text:p>
          </table:table-cell>
          <table:table-cell office:value-type="float" office:value="47518">
            <text:p>47518</text:p>
          </table:table-cell>
          <table:table-cell office:value-type="float" office:value="-142.625">
            <text:p>-142.625</text:p>
          </table:table-cell>
          <table:table-cell office:value-type="float" office:value="492.75">
            <text:p>492.75</text:p>
          </table:table-cell>
          <table:table-cell office:value-type="float" office:value="1259.25">
            <text:p>1259.25</text:p>
          </table:table-cell>
          <table:table-cell office:value-type="float" office:value="-0.0175646551724138">
            <text:p>-0.0175646552</text:p>
          </table:table-cell>
          <table:table-cell table:number-columns-repeated="2" office:value-type="float" office:value="0.0265004840271055">
            <text:p>0.026500484</text:p>
          </table:table-cell>
          <table:table-cell office:value-type="float" office:value="0.93912840043475">
            <text:p>0.9391284004</text:p>
          </table:table-cell>
          <table:table-cell table:number-columns-repeated="2" office:value-type="float" office:value="1.09412815437606">
            <text:p>1.0941281544</text:p>
          </table:table-cell>
          <table:table-cell office:value-type="float" office:value="0">
            <text:p>0</text:p>
          </table:table-cell>
          <table:table-cell table:number-columns-repeated="2"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7876">
            <text:p>7876</text:p>
          </table:table-cell>
          <table:table-cell office:value-type="float" office:value="18678">
            <text:p>18678</text:p>
          </table:table-cell>
          <table:table-cell office:value-type="float" office:value="48622">
            <text:p>48622</text:p>
          </table:table-cell>
          <table:table-cell office:value-type="float" office:value="-11.75">
            <text:p>-11.75</text:p>
          </table:table-cell>
          <table:table-cell office:value-type="float" office:value="27.875">
            <text:p>27.875</text:p>
          </table:table-cell>
          <table:table-cell office:value-type="float" office:value="897">
            <text:p>897</text:p>
          </table:table-cell>
          <table:table-cell office:value-type="float" office:value="-0.00149187404773997">
            <text:p>-0.001491874</text:p>
          </table:table-cell>
          <table:table-cell office:value-type="float" office:value="0.00149239747296284">
            <text:p>0.0014923975</text:p>
          </table:table-cell>
          <table:table-cell office:value-type="float" office:value="0.0184484389782403">
            <text:p>0.018448439</text:p>
          </table:table-cell>
          <table:table-cell office:value-type="float" office:value="0.994782803181732">
            <text:p>0.9947828032</text:p>
          </table:table-cell>
          <table:table-cell office:value-type="float" office:value="1.0052277565658">
            <text:p>1.0052277566</text:p>
          </table:table-cell>
          <table:table-cell office:value-type="float" office:value="1.06523661242928">
            <text:p>1.0652366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8250">
            <text:p>8250</text:p>
          </table:table-cell>
          <table:table-cell office:value-type="float" office:value="18575">
            <text:p>18575</text:p>
          </table:table-cell>
          <table:table-cell office:value-type="float" office:value="50830">
            <text:p>50830</text:p>
          </table:table-cell>
          <table:table-cell office:value-type="float" office:value="275">
            <text:p>275</text:p>
          </table:table-cell>
          <table:table-cell office:value-type="float" office:value="792.375">
            <text:p>792.375</text:p>
          </table:table-cell>
          <table:table-cell office:value-type="float" office:value="828">
            <text:p>828</text:p>
          </table:table-cell>
          <table:table-cell office:value-type="float" office:value="0.0333333333333333">
            <text:p>0.0333333333</text:p>
          </table:table-cell>
          <table:table-cell office:value-type="float" office:value="0.0426581426648721">
            <text:p>0.0426581427</text:p>
          </table:table-cell>
          <table:table-cell office:value-type="float" office:value="0.016289592760181">
            <text:p>0.0162895928</text:p>
          </table:table-cell>
          <table:table-cell office:value-type="float" office:value="1.11884444444444">
            <text:p>1.1188444444</text:p>
          </table:table-cell>
          <table:table-cell office:value-type="float" office:value="1.15287014491286">
            <text:p>1.1528701449</text:p>
          </table:table-cell>
          <table:table-cell office:value-type="float" office:value="1.05753366229193">
            <text:p>1.0575336623</text:p>
          </table:table-cell>
          <table:table-cell office:value-type="float" office:value="21.1390950265805">
            <text:p>21.1390950266</text:p>
          </table:table-cell>
          <table:table-cell office:value-type="float" office:value="16.5930440038986">
            <text:p>16.5930440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7949">
            <text:p>7949</text:p>
          </table:table-cell>
          <table:table-cell office:value-type="float" office:value="19104">
            <text:p>19104</text:p>
          </table:table-cell>
          <table:table-cell office:value-type="float" office:value="53084">
            <text:p>53084</text:p>
          </table:table-cell>
          <table:table-cell office:value-type="float" office:value="90.25">
            <text:p>90.25</text:p>
          </table:table-cell>
          <table:table-cell office:value-type="float" office:value="421.75">
            <text:p>421.75</text:p>
          </table:table-cell>
          <table:table-cell office:value-type="float" office:value="966.625">
            <text:p>966.625</text:p>
          </table:table-cell>
          <table:table-cell office:value-type="float" office:value="0.0113536293873443">
            <text:p>0.0113536294</text:p>
          </table:table-cell>
          <table:table-cell office:value-type="float" office:value="0.0220765284757119">
            <text:p>0.0220765285</text:p>
          </table:table-cell>
          <table:table-cell office:value-type="float" office:value="0.0182093474493256">
            <text:p>0.0182093474</text:p>
          </table:table-cell>
          <table:table-cell office:value-type="float" office:value="1.03999035646022">
            <text:p>1.0399903565</text:p>
          </table:table-cell>
          <table:table-cell office:value-type="float" office:value="1.07822310095969">
            <text:p>1.078223101</text:p>
          </table:table-cell>
          <table:table-cell office:value-type="float" office:value="1.06438261352832">
            <text:p>1.0643826135</text:p>
          </table:table-cell>
          <table:table-cell office:value-type="float" office:value="0">
            <text:p>0</text:p>
          </table:table-cell>
          <table:table-cell office:value-type="float" office:value="31.7427840957826">
            <text:p>31.7427840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7619">
            <text:p>7619</text:p>
          </table:table-cell>
          <table:table-cell office:value-type="float" office:value="18203">
            <text:p>18203</text:p>
          </table:table-cell>
          <table:table-cell office:value-type="float" office:value="53498">
            <text:p>53498</text:p>
          </table:table-cell>
          <table:table-cell office:value-type="float" office:value="-16.25">
            <text:p>-16.25</text:p>
          </table:table-cell>
          <table:table-cell office:value-type="float" office:value="-29">
            <text:p>-29</text:p>
          </table:table-cell>
          <table:table-cell office:value-type="float" office:value="43.5">
            <text:p>43.5</text:p>
          </table:table-cell>
          <table:table-cell office:value-type="float" office:value="-0.00213282583016144">
            <text:p>-0.0021328258</text:p>
          </table:table-cell>
          <table:table-cell office:value-type="float" office:value="-0.00159314398725485">
            <text:p>-0.001593144</text:p>
          </table:table-cell>
          <table:table-cell office:value-type="float" office:value="0.000813114508953606">
            <text:p>0.0008131145</text:p>
          </table:table-cell>
          <table:table-cell office:value-type="float" office:value="0.992544025528638">
            <text:p>0.9925440255</text:p>
          </table:table-cell>
          <table:table-cell office:value-type="float" office:value="0.994428970735826">
            <text:p>0.9944289707</text:p>
          </table:table-cell>
          <table:table-cell office:value-type="float" office:value="1.00284719664554">
            <text:p>1.00284719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8591">
            <text:p>8591</text:p>
          </table:table-cell>
          <table:table-cell office:value-type="float" office:value="19890">
            <text:p>19890</text:p>
          </table:table-cell>
          <table:table-cell office:value-type="float" office:value="51403">
            <text:p>51403</text:p>
          </table:table-cell>
          <table:table-cell office:value-type="float" office:value="-39.375">
            <text:p>-39.375</text:p>
          </table:table-cell>
          <table:table-cell office:value-type="float" office:value="-224.25">
            <text:p>-224.25</text:p>
          </table:table-cell>
          <table:table-cell office:value-type="float" office:value="-305.375">
            <text:p>-305.375</text:p>
          </table:table-cell>
          <table:table-cell office:value-type="float" office:value="-0.00458328483296473">
            <text:p>-0.0045832848</text:p>
          </table:table-cell>
          <table:table-cell office:value-type="float" office:value="-0.0112745098039216">
            <text:p>-0.0112745098</text:p>
          </table:table-cell>
          <table:table-cell office:value-type="float" office:value="-0.00594080112055717">
            <text:p>-0.0059408011</text:p>
          </table:table-cell>
          <table:table-cell office:value-type="float" office:value="0.983999675824349">
            <text:p>0.9839996758</text:p>
          </table:table-cell>
          <table:table-cell office:value-type="float" office:value="0.960788360246059">
            <text:p>0.9607883602</text:p>
          </table:table-cell>
          <table:table-cell office:value-type="float" office:value="0.97927637058924">
            <text:p>0.9792763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9850">
            <text:p>9850</text:p>
          </table:table-cell>
          <table:table-cell office:value-type="float" office:value="21801">
            <text:p>21801</text:p>
          </table:table-cell>
          <table:table-cell office:value-type="float" office:value="58940">
            <text:p>58940</text:p>
          </table:table-cell>
          <table:table-cell office:value-type="float" office:value="-98.4285714285714">
            <text:p>-98.4285714286</text:p>
          </table:table-cell>
          <table:table-cell office:value-type="float" office:value="-326.333333333333">
            <text:p>-326.3333333333</text:p>
          </table:table-cell>
          <table:table-cell office:value-type="float" office:value="-26.8571428571429">
            <text:p>-26.8571428571</text:p>
          </table:table-cell>
          <table:table-cell office:value-type="float" office:value="-0.00999274836838289">
            <text:p>-0.0099927484</text:p>
          </table:table-cell>
          <table:table-cell office:value-type="float" office:value="-0.0149687323211473">
            <text:p>-0.0149687323</text:p>
          </table:table-cell>
          <table:table-cell office:value-type="float" office:value="-0.000455669203548403">
            <text:p>-0.0004556692</text:p>
          </table:table-cell>
          <table:table-cell office:value-type="float" office:value="0.965221096549769">
            <text:p>0.9652210965</text:p>
          </table:table-cell>
          <table:table-cell office:value-type="float" office:value="0.948048600252697">
            <text:p>0.9480486003</text:p>
          </table:table-cell>
          <table:table-cell office:value-type="float" office:value="0.99840556475105">
            <text:p>0.9984055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9107">
            <text:p>9107</text:p>
          </table:table-cell>
          <table:table-cell office:value-type="float" office:value="21598">
            <text:p>21598</text:p>
          </table:table-cell>
          <table:table-cell office:value-type="float" office:value="61830">
            <text:p>61830</text:p>
          </table:table-cell>
          <table:table-cell office:value-type="float" office:value="-64.6666666666667">
            <text:p>-64.6666666667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  <table:table-cell office:value-type="float" office:value="-0.00710076497931994">
            <text:p>-0.007100765</text:p>
          </table:table-cell>
          <table:table-cell office:value-type="float" office:value="0.000888971201037133">
            <text:p>0.0008889712</text:p>
          </table:table-cell>
          <table:table-cell office:value-type="float" office:value="0">
            <text:p>0</text:p>
          </table:table-cell>
          <table:table-cell office:value-type="float" office:value="0.975246147464432">
            <text:p>0.9752461475</text:p>
          </table:table-cell>
          <table:table-cell office:value-type="float" office:value="1.00311294813243">
            <text:p>1.003112948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7990">
            <text:p>7990</text:p>
          </table:table-cell>
          <table:table-cell office:value-type="float" office:value="20001">
            <text:p>20001</text:p>
          </table:table-cell>
          <table:table-cell office:value-type="float" office:value="64862">
            <text:p>64862</text:p>
          </table:table-cell>
          <table:table-cell office:value-type="float" office:value="-11.6">
            <text:p>-11.6</text:p>
          </table:table-cell>
          <table:table-cell office:value-type="float" office:value="-29.4">
            <text:p>-29.4</text:p>
          </table:table-cell>
          <table:table-cell office:value-type="float" office:value="0">
            <text:p>0</text:p>
          </table:table-cell>
          <table:table-cell office:value-type="float" office:value="-0.00145181476846058">
            <text:p>-0.0014518148</text:p>
          </table:table-cell>
          <table:table-cell office:value-type="float" office:value="-0.00146992650367482">
            <text:p>-0.0014699265</text:p>
          </table:table-cell>
          <table:table-cell office:value-type="float" office:value="0">
            <text:p>0</text:p>
          </table:table-cell>
          <table:table-cell office:value-type="float" office:value="0.994922779531987">
            <text:p>0.9949227795</text:p>
          </table:table-cell>
          <table:table-cell office:value-type="float" office:value="0.994859492177634">
            <text:p>0.994859492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7561">
            <text:p>7561</text:p>
          </table:table-cell>
          <table:table-cell office:value-type="float" office:value="19979">
            <text:p>19979</text:p>
          </table:table-cell>
          <table:table-cell office:value-type="float" office:value="68043">
            <text:p>68043</text:p>
          </table:table-cell>
          <table:table-cell office:value-type="float" office:value="-257.5">
            <text:p>-257.5</text:p>
          </table:table-cell>
          <table:table-cell office:value-type="float" office:value="-680.25">
            <text:p>-680.25</text:p>
          </table:table-cell>
          <table:table-cell office:value-type="float" office:value="0">
            <text:p>0</text:p>
          </table:table-cell>
          <table:table-cell office:value-type="float" office:value="-0.0340563417537363">
            <text:p>-0.0340563418</text:p>
          </table:table-cell>
          <table:table-cell office:value-type="float" office:value="-0.0340482506631964">
            <text:p>-0.0340482507</text:p>
          </table:table-cell>
          <table:table-cell office:value-type="float" office:value="0">
            <text:p>0</text:p>
          </table:table-cell>
          <table:table-cell office:value-type="float" office:value="0.883076079312672">
            <text:p>0.8830760793</text:p>
          </table:table-cell>
          <table:table-cell office:value-type="float" office:value="0.883103318090332">
            <text:p>0.8831033181</text:p>
          </table:table-cell>
          <table:table-cell office:value-type="float" office:value="1.17">
            <text:p>1.17</text:p>
          </table:table-cell>
          <table:table-cell office:value-type="float" office:value="-20.0043796887051">
            <text:p>-20.0043796887</text:p>
          </table:table-cell>
          <table:table-cell office:value-type="float" office:value="-20.0092167675179">
            <text:p>-20.0092167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5">
            <text:p>5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7454">
            <text:p>7454</text:p>
          </table:table-cell>
          <table:table-cell office:value-type="float" office:value="19856">
            <text:p>19856</text:p>
          </table:table-cell>
          <table:table-cell office:value-type="float" office:value="71379">
            <text:p>71379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5">
            <text:p>5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7349">
            <text:p>7349</text:p>
          </table:table-cell>
          <table:table-cell office:value-type="float" office:value="20089">
            <text:p>20089</text:p>
          </table:table-cell>
          <table:table-cell office:value-type="float" office:value="74879">
            <text:p>74879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100">
            <text:p>100</text:p>
          </table:table-cell>
          <table:table-cell office:value-type="float" office:value="6789.5">
            <text:p>6789.5</text:p>
          </table:table-cell>
          <table:table-cell office:value-type="float" office:value="23822">
            <text:p>23822</text:p>
          </table:table-cell>
          <table:table-cell office:value-type="float" office:value="19.5125">
            <text:p>19.51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08">
            <text:p>1108</text:p>
          </table:table-cell>
          <table:table-cell office:value-type="float" office:value="7246">
            <text:p>7246</text:p>
          </table:table-cell>
          <table:table-cell office:value-type="float" office:value="20037">
            <text:p>20037</text:p>
          </table:table-cell>
          <table:table-cell office:value-type="float" office:value="78551">
            <text:p>78551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104.333333333333">
            <text:p>104.3333333333</text:p>
          </table:table-cell>
          <table:table-cell office:value-type="float" office:value="6910.66666666667">
            <text:p>6910.6666666667</text:p>
          </table:table-cell>
          <table:table-cell office:value-type="float" office:value="23922.3333333333">
            <text:p>23922.3333333333</text:p>
          </table:table-cell>
          <table:table-cell office:value-type="float" office:value="20.45">
            <text:p>20.45</text:p>
          </table:table-cell>
          <table:table-cell table:number-columns-repeated="3" office:value-type="float" office:value="5">
            <text:p>5</text:p>
          </table:table-cell>
          <table:table-cell office:value-type="float" office:value="559">
            <text:p>559</text:p>
          </table:table-cell>
          <table:table-cell table:number-columns-repeated="2" office:value-type="float" office:value="1167">
            <text:p>1167</text:p>
          </table:table-cell>
          <table:table-cell office:value-type="float" office:value="7143">
            <text:p>7143</text:p>
          </table:table-cell>
          <table:table-cell office:value-type="float" office:value="19847">
            <text:p>19847</text:p>
          </table:table-cell>
          <table:table-cell office:value-type="float" office:value="82403">
            <text:p>82403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.1">
            <text:p>5.1</text:p>
          </table:table-cell>
          <table:table-cell office:value-type="float" office:value="9.1">
            <text:p>9.1</text:p>
          </table:table-cell>
          <table:table-cell office:value-type="float" office:value="20.5">
            <text:p>20.5</text:p>
          </table:table-cell>
          <table:table-cell office:value-type="float" office:value="5050">
            <text:p>5050</text:p>
          </table:table-cell>
          <table:table-cell office:value-type="float" office:value="8688">
            <text:p>8688</text:p>
          </table:table-cell>
          <table:table-cell office:value-type="float" office:value="11959">
            <text:p>119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3:37.23</dc:date>
    <dc:creator>Liam Widdess</dc:creator>
    <meta:editing-duration>P2DT3H31M18S</meta:editing-duration>
    <meta:editing-cycles>185</meta:editing-cycles>
    <meta:generator>OpenOffice/4.1.7$Win32 OpenOffice.org_project/417m1$Build-9800</meta:generator>
    <meta:document-statistic meta:table-count="8" meta:cell-count="774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93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78">
                <text:p>978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11">
                <text:p>1211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28">
                <text:p>1328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63">
                <text:p>1563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70">
                <text:p>177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70">
                <text:p>770</text:p>
              </table:table-cell>
              <table:table-cell office:value-type="float" office:value="1636">
                <text:p>1636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61">
                <text:p>861</text:p>
              </table:table-cell>
              <table:table-cell office:value-type="float" office:value="1822">
                <text:p>1822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52">
                <text:p>1052</text:p>
              </table:table-cell>
              <table:table-cell office:value-type="float" office:value="1962">
                <text:p>196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42">
                <text:p>1042</text:p>
              </table:table-cell>
              <table:table-cell office:value-type="float" office:value="2217">
                <text:p>221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09">
                <text:p>1109</text:p>
              </table:table-cell>
              <table:table-cell office:value-type="float" office:value="2078">
                <text:p>207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66">
                <text:p>1166</text:p>
              </table:table-cell>
              <table:table-cell office:value-type="float" office:value="2253">
                <text:p>2253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3">
                <text:p>1383</text:p>
              </table:table-cell>
              <table:table-cell office:value-type="float" office:value="2605">
                <text:p>2605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21">
                <text:p>1521</text:p>
              </table:table-cell>
              <table:table-cell office:value-type="float" office:value="2750">
                <text:p>2750</text:p>
              </table:table-cell>
              <table:table-cell office:value-type="float" office:value="4815">
                <text:p>481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30">
                <text:p>1730</text:p>
              </table:table-cell>
              <table:table-cell office:value-type="float" office:value="2895">
                <text:p>2895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77">
                <text:p>1777</text:p>
              </table:table-cell>
              <table:table-cell office:value-type="float" office:value="3059">
                <text:p>3059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230">
                <text:p>3230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98">
                <text:p>2098</text:p>
              </table:table-cell>
              <table:table-cell office:value-type="float" office:value="3422">
                <text:p>3422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72">
                <text:p>1872</text:p>
              </table:table-cell>
              <table:table-cell office:value-type="float" office:value="3529">
                <text:p>3529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88">
                <text:p>1988</text:p>
              </table:table-cell>
              <table:table-cell office:value-type="float" office:value="3805">
                <text:p>3805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24">
                <text:p>2124</text:p>
              </table:table-cell>
              <table:table-cell office:value-type="float" office:value="4038">
                <text:p>4038</text:p>
              </table:table-cell>
              <table:table-cell office:value-type="float" office:value="7942">
                <text:p>794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24">
                <text:p>2224</text:p>
              </table:table-cell>
              <table:table-cell office:value-type="float" office:value="4286">
                <text:p>4286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22">
                <text:p>2422</text:p>
              </table:table-cell>
              <table:table-cell office:value-type="float" office:value="4498">
                <text:p>4498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78">
                <text:p>2778</text:p>
              </table:table-cell>
              <table:table-cell office:value-type="float" office:value="4905">
                <text:p>4905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900">
                <text:p>2900</text:p>
              </table:table-cell>
              <table:table-cell office:value-type="float" office:value="5133">
                <text:p>5133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64">
                <text:p>2864</text:p>
              </table:table-cell>
              <table:table-cell office:value-type="float" office:value="5393">
                <text:p>5393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15">
                <text:p>3015</text:p>
              </table:table-cell>
              <table:table-cell office:value-type="float" office:value="5428">
                <text:p>5428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516">
                <text:p>3516</text:p>
              </table:table-cell>
              <table:table-cell office:value-type="float" office:value="5876">
                <text:p>5876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30">
                <text:p>3830</text:p>
              </table:table-cell>
              <table:table-cell office:value-type="float" office:value="6370">
                <text:p>6370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066">
                <text:p>4066</text:p>
              </table:table-cell>
              <table:table-cell office:value-type="float" office:value="6724">
                <text:p>6724</text:p>
              </table:table-cell>
              <table:table-cell office:value-type="float" office:value="11365">
                <text:p>1136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74">
                <text:p>4474</text:p>
              </table:table-cell>
              <table:table-cell office:value-type="float" office:value="6701">
                <text:p>6701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444">
                <text:p>4444</text:p>
              </table:table-cell>
              <table:table-cell office:value-type="float" office:value="7240">
                <text:p>7240</text:p>
              </table:table-cell>
              <table:table-cell office:value-type="float" office:value="13818">
                <text:p>1381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07">
                <text:p>4407</text:p>
              </table:table-cell>
              <table:table-cell office:value-type="float" office:value="7816">
                <text:p>7816</text:p>
              </table:table-cell>
              <table:table-cell office:value-type="float" office:value="14263">
                <text:p>1426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20">
                <text:p>4620</text:p>
              </table:table-cell>
              <table:table-cell office:value-type="float" office:value="8122">
                <text:p>8122</text:p>
              </table:table-cell>
              <table:table-cell office:value-type="float" office:value="15247">
                <text:p>1524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64">
                <text:p>4564</text:p>
              </table:table-cell>
              <table:table-cell office:value-type="float" office:value="8308">
                <text:p>8308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288">
                <text:p>5288</text:p>
              </table:table-cell>
              <table:table-cell office:value-type="float" office:value="9022">
                <text:p>9022</text:p>
              </table:table-cell>
              <table:table-cell office:value-type="float" office:value="18047">
                <text:p>1804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02">
                <text:p>5402</text:p>
              </table:table-cell>
              <table:table-cell office:value-type="float" office:value="9822">
                <text:p>9822</text:p>
              </table:table-cell>
              <table:table-cell office:value-type="float" office:value="18874">
                <text:p>1887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10215">
                <text:p>10215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008">
                <text:p>6008</text:p>
              </table:table-cell>
              <table:table-cell office:value-type="float" office:value="10410">
                <text:p>10410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03">
                <text:p>6503</text:p>
              </table:table-cell>
              <table:table-cell office:value-type="float" office:value="11393">
                <text:p>11393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99">
                <text:p>6899</text:p>
              </table:table-cell>
              <table:table-cell office:value-type="float" office:value="12116">
                <text:p>12116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649">
                <text:p>7649</text:p>
              </table:table-cell>
              <table:table-cell office:value-type="float" office:value="12478">
                <text:p>12478</text:p>
              </table:table-cell>
              <table:table-cell office:value-type="float" office:value="17972">
                <text:p>1797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6">
                <text:p>8506</text:p>
              </table:table-cell>
              <table:table-cell office:value-type="float" office:value="12534">
                <text:p>12534</text:p>
              </table:table-cell>
              <table:table-cell office:value-type="float" office:value="18571">
                <text:p>1857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538">
                <text:p>12538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926">
                <text:p>9926</text:p>
              </table:table-cell>
              <table:table-cell office:value-type="float" office:value="13029">
                <text:p>13029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362">
                <text:p>9362</text:p>
              </table:table-cell>
              <table:table-cell office:value-type="float" office:value="12830">
                <text:p>1283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32">
                <text:p>9032</text:p>
              </table:table-cell>
              <table:table-cell office:value-type="float" office:value="12111">
                <text:p>12111</text:p>
              </table:table-cell>
              <table:table-cell office:value-type="float" office:value="17787">
                <text:p>1778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256">
                <text:p>8256</text:p>
              </table:table-cell>
              <table:table-cell office:value-type="float" office:value="12710">
                <text:p>12710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558">
                <text:p>9558</text:p>
              </table:table-cell>
              <table:table-cell office:value-type="float" office:value="13504">
                <text:p>13504</text:p>
              </table:table-cell>
              <table:table-cell office:value-type="float" office:value="20123">
                <text:p>2012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022">
                <text:p>9022</text:p>
              </table:table-cell>
              <table:table-cell office:value-type="float" office:value="12652">
                <text:p>12652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08">
                <text:p>9008</text:p>
              </table:table-cell>
              <table:table-cell office:value-type="float" office:value="12476">
                <text:p>12476</text:p>
              </table:table-cell>
              <table:table-cell office:value-type="float" office:value="26702">
                <text:p>2670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548">
                <text:p>7548</text:p>
              </table:table-cell>
              <table:table-cell office:value-type="float" office:value="13482">
                <text:p>13482</text:p>
              </table:table-cell>
              <table:table-cell office:value-type="float" office:value="27176">
                <text:p>2717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857">
                <text:p>8857</text:p>
              </table:table-cell>
              <table:table-cell office:value-type="float" office:value="14414">
                <text:p>14414</text:p>
              </table:table-cell>
              <table:table-cell office:value-type="float" office:value="33496">
                <text:p>3349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565">
                <text:p>7565</text:p>
              </table:table-cell>
              <table:table-cell office:value-type="float" office:value="14326">
                <text:p>14326</text:p>
              </table:table-cell>
              <table:table-cell office:value-type="float" office:value="36419">
                <text:p>3641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7871">
                <text:p>7871</text:p>
              </table:table-cell>
              <table:table-cell office:value-type="float" office:value="14544">
                <text:p>14544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548">
                <text:p>7548</text:p>
              </table:table-cell>
              <table:table-cell office:value-type="float" office:value="13986">
                <text:p>13986</text:p>
              </table:table-cell>
              <table:table-cell office:value-type="float" office:value="36040">
                <text:p>3604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590">
                <text:p>7590</text:p>
              </table:table-cell>
              <table:table-cell office:value-type="float" office:value="15456">
                <text:p>15456</text:p>
              </table:table-cell>
              <table:table-cell office:value-type="float" office:value="41159">
                <text:p>4115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365">
                <text:p>7365</text:p>
              </table:table-cell>
              <table:table-cell office:value-type="float" office:value="14454">
                <text:p>14454</text:p>
              </table:table-cell>
              <table:table-cell office:value-type="float" office:value="37910">
                <text:p>3791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871">
                <text:p>7871</text:p>
              </table:table-cell>
              <table:table-cell office:value-type="float" office:value="15345">
                <text:p>15345</text:p>
              </table:table-cell>
              <table:table-cell office:value-type="float" office:value="37740">
                <text:p>3774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695">
                <text:p>7695</text:p>
              </table:table-cell>
              <table:table-cell office:value-type="float" office:value="16550">
                <text:p>16550</text:p>
              </table:table-cell>
              <table:table-cell office:value-type="float" office:value="44285">
                <text:p>4428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650">
                <text:p>7650</text:p>
              </table:table-cell>
              <table:table-cell office:value-type="float" office:value="16104">
                <text:p>16104</text:p>
              </table:table-cell>
              <table:table-cell office:value-type="float" office:value="39974">
                <text:p>3997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770">
                <text:p>7770</text:p>
              </table:table-cell>
              <table:table-cell office:value-type="float" office:value="16650">
                <text:p>16650</text:p>
              </table:table-cell>
              <table:table-cell office:value-type="float" office:value="39355">
                <text:p>3935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8235">
                <text:p>8235</text:p>
              </table:table-cell>
              <table:table-cell office:value-type="float" office:value="18125">
                <text:p>18125</text:p>
              </table:table-cell>
              <table:table-cell office:value-type="float" office:value="43180">
                <text:p>4318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721">
                <text:p>8721</text:p>
              </table:table-cell>
              <table:table-cell office:value-type="float" office:value="17700">
                <text:p>17700</text:p>
              </table:table-cell>
              <table:table-cell office:value-type="float" office:value="43424">
                <text:p>4342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8670">
                <text:p>8670</text:p>
              </table:table-cell>
              <table:table-cell office:value-type="float" office:value="17676">
                <text:p>17676</text:p>
              </table:table-cell>
              <table:table-cell office:value-type="float" office:value="43792">
                <text:p>437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650">
                <text:p>7650</text:p>
              </table:table-cell>
              <table:table-cell office:value-type="float" office:value="17832">
                <text:p>17832</text:p>
              </table:table-cell>
              <table:table-cell office:value-type="float" office:value="47058">
                <text:p>4705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385">
                <text:p>8385</text:p>
              </table:table-cell>
              <table:table-cell office:value-type="float" office:value="18468">
                <text:p>18468</text:p>
              </table:table-cell>
              <table:table-cell office:value-type="float" office:value="46828">
                <text:p>4682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120">
                <text:p>8120</text:p>
              </table:table-cell>
              <table:table-cell office:value-type="float" office:value="18594">
                <text:p>18594</text:p>
              </table:table-cell>
              <table:table-cell office:value-type="float" office:value="47518">
                <text:p>4751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876">
                <text:p>7876</text:p>
              </table:table-cell>
              <table:table-cell office:value-type="float" office:value="18678">
                <text:p>18678</text:p>
              </table:table-cell>
              <table:table-cell office:value-type="float" office:value="48622">
                <text:p>4862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8250">
                <text:p>8250</text:p>
              </table:table-cell>
              <table:table-cell office:value-type="float" office:value="18575">
                <text:p>18575</text:p>
              </table:table-cell>
              <table:table-cell office:value-type="float" office:value="50830">
                <text:p>5083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949">
                <text:p>7949</text:p>
              </table:table-cell>
              <table:table-cell office:value-type="float" office:value="19104">
                <text:p>19104</text:p>
              </table:table-cell>
              <table:table-cell office:value-type="float" office:value="53084">
                <text:p>530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619">
                <text:p>7619</text:p>
              </table:table-cell>
              <table:table-cell office:value-type="float" office:value="18203">
                <text:p>18203</text:p>
              </table:table-cell>
              <table:table-cell office:value-type="float" office:value="53498">
                <text:p>5349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591">
                <text:p>8591</text:p>
              </table:table-cell>
              <table:table-cell office:value-type="float" office:value="19890">
                <text:p>19890</text:p>
              </table:table-cell>
              <table:table-cell office:value-type="float" office:value="51403">
                <text:p>5140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850">
                <text:p>9850</text:p>
              </table:table-cell>
              <table:table-cell office:value-type="float" office:value="21801">
                <text:p>21801</text:p>
              </table:table-cell>
              <table:table-cell office:value-type="float" office:value="58940">
                <text:p>58940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9107">
                <text:p>9107</text:p>
              </table:table-cell>
              <table:table-cell office:value-type="float" office:value="21598">
                <text:p>21598</text:p>
              </table:table-cell>
              <table:table-cell office:value-type="float" office:value="61830">
                <text:p>6183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990">
                <text:p>7990</text:p>
              </table:table-cell>
              <table:table-cell office:value-type="float" office:value="20001">
                <text:p>20001</text:p>
              </table:table-cell>
              <table:table-cell office:value-type="float" office:value="64862">
                <text:p>6486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561">
                <text:p>7561</text:p>
              </table:table-cell>
              <table:table-cell office:value-type="float" office:value="19979">
                <text:p>19979</text:p>
              </table:table-cell>
              <table:table-cell office:value-type="float" office:value="68043">
                <text:p>6804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7454">
                <text:p>7454</text:p>
              </table:table-cell>
              <table:table-cell office:value-type="float" office:value="19856">
                <text:p>19856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7349">
                <text:p>7349</text:p>
              </table:table-cell>
              <table:table-cell office:value-type="float" office:value="20089">
                <text:p>20089</text:p>
              </table:table-cell>
              <table:table-cell office:value-type="float" office:value="74879">
                <text:p>7487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7246">
                <text:p>7246</text:p>
              </table:table-cell>
              <table:table-cell office:value-type="float" office:value="20037">
                <text:p>20037</text:p>
              </table:table-cell>
              <table:table-cell office:value-type="float" office:value="78551">
                <text:p>7855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143">
                <text:p>7143</text:p>
              </table:table-cell>
              <table:table-cell office:value-type="float" office:value="19847">
                <text:p>19847</text:p>
              </table:table-cell>
              <table:table-cell office:value-type="float" office:value="82403">
                <text:p>82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7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789.5">
                <text:p>6789.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910.66666666667">
                <text:p>6910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5cm" svg:y="1.405cm" svg:width="31.66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9.5125">
                <text:p>19.512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3cm" svg:y="1.352cm" svg:width="32.11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925173978987">
                <text:p>1.2592517397898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6653678733779">
                <text:p>1.6665367873377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78219955336434">
                <text:p>0.97821995533643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0803434795683">
                <text:p>1.4080343479568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43223082087386">
                <text:p>1.4322308208738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2984084018258">
                <text:p>1.3298408401825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6817015305308">
                <text:p>1.2681701530530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591667706584">
                <text:p>1.2459166770658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5503905567518">
                <text:p>1.2550390556751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552324455818">
                <text:p>1.1955232445581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6040786608849">
                <text:p>1.1604078660884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694786217684">
                <text:p>1.2569478621768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242757215856">
                <text:p>1.2624275721585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1590909847812">
                <text:p>1.2159090984781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3881706479339">
                <text:p>1.1388170647933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937916185669">
                <text:p>1.2193791618566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410506580911">
                <text:p>1.2410506580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3307925702585">
                <text:p>1.2330792570258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638978689222">
                <text:p>1.163897868922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3999253950046">
                <text:p>1.1399925395004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608616873676">
                <text:p>1.1960861687367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3220744130764">
                <text:p>1.2322074413076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712620611029">
                <text:p>1.2071262061102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8018760635377">
                <text:p>1.1801876063537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9717932576757">
                <text:p>1.1971793257675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043515154213">
                <text:p>1.3004351515421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1146417936266">
                <text:p>1.2114641793626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02771530056">
                <text:p>1.160277153005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0820895441417">
                <text:p>1.2082089544141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3103905325444">
                <text:p>1.2310390532544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2933148561573">
                <text:p>1.2293314856157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7422356822148">
                <text:p>1.1742235682214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14163474303">
                <text:p>1.31416347430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0561634062454">
                <text:p>1.1056163406245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5679345794929">
                <text:p>1.2567934579492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9037110094417">
                <text:p>1.0903711009441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2137674586165">
                <text:p>1.2213767458616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2632885293704">
                <text:p>1.126328852937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814683060887">
                <text:p>1.081468306088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6522005497928">
                <text:p>1.0652200549792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4075436135914">
                <text:p>1.2407543613591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8490956273793">
                <text:p>1.2849095627379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87508038193542">
                <text:p>0.98750803819354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317586205413">
                <text:p>1.0631758620541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921141788303">
                <text:p>1.0792114178830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4893236256809">
                <text:p>1.0489323625680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992575092674212">
                <text:p>0.99257509267421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7116003392344">
                <text:p>1.1711600339234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925134214473">
                <text:p>1.092513421447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2738929387467">
                <text:p>1.1273892938746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074758973875">
                <text:p>1.060747589738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981957645245078">
                <text:p>0.98195764524507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26666557655313">
                <text:p>0.92666655765531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0224688738001">
                <text:p>1.0022468873800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770181268631">
                <text:p>1.17701812686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325650018398">
                <text:p>1.0632565001839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8093817353389">
                <text:p>1.2809381735338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28763513627159">
                <text:p>0.92876351362715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1517086603442">
                <text:p>1.0151708660344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122851325668">
                <text:p>1.112285132566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0070374608665">
                <text:p>1.1007037460866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4531266171895">
                <text:p>1.0453126617189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9941198095618">
                <text:p>1.099411980956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804328180737">
                <text:p>1.0980432818073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8961445590547">
                <text:p>1.0896144559054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6572277834006">
                <text:p>1.0657227783400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3292526500209">
                <text:p>1.0329252650020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6548696844993">
                <text:p>1.0654869684499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9412815437606">
                <text:p>1.0941281543760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52277565658">
                <text:p>1.005227756565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287014491286">
                <text:p>1.152870144912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7822310095969">
                <text:p>1.0782231009596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4428970735826">
                <text:p>0.99442897073582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60788360246059">
                <text:p>0.96078836024605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48048600252697">
                <text:p>0.94804860025269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0311294813243">
                <text:p>1.0031129481324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4859492177634">
                <text:p>0.99485949217763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83103318090332">
                <text:p>0.88310331809033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861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3822">
                <text:p>2382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3922.3333333333">
                <text:p>2392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